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rlito" svg:font-family="Carlit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style:tab-stops/>
      </style:paragraph-properties>
    </style:style>
    <style:style style:name="P2" style:family="paragraph" style:parent-style-name="Standard">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P3" style:family="paragraph" style:parent-style-name="No_20_Spacing">
      <style:paragraph-properties fo:margin-left="4.6cm" fo:margin-right="0cm" fo:text-indent="-4.6cm" style:auto-text-indent="false"/>
    </style:style>
    <style:style style:name="P4" style:family="paragraph" style:parent-style-name="No_20_Spacing">
      <style:paragraph-properties fo:margin-left="4.6cm" fo:margin-right="0cm" fo:text-indent="-4.6cm" style:auto-text-indent="false"/>
      <style:text-properties fo:language="en" fo:country="US"/>
    </style:style>
    <style:style style:name="P5" style:family="paragraph" style:parent-style-name="No_20_Spacing">
      <style:paragraph-properties fo:margin-left="4.6cm" fo:margin-right="0cm" fo:text-indent="-4.6cm" style:auto-text-indent="false"/>
      <style:text-properties fo:language="en" fo:country="US" fo:font-weight="normal" style:font-weight-asian="normal" style:font-weight-complex="normal"/>
    </style:style>
    <style:style style:name="P6" style:family="paragraph" style:parent-style-name="No_20_Spacing">
      <style:paragraph-properties fo:margin-left="4.6cm" fo:margin-right="0cm" fo:text-indent="-4.6cm" style:auto-text-indent="false"/>
      <style:text-properties fo:language="en" fo:country="US" fo:font-weight="normal" officeooo:paragraph-rsid="000d6468" style:font-weight-asian="normal" style:font-weight-complex="normal"/>
    </style:style>
    <style:style style:name="P7" style:family="paragraph" style:parent-style-name="No_20_Spacing">
      <style:paragraph-properties fo:margin-left="4.6cm" fo:margin-right="0cm" fo:text-indent="-4.6cm" style:auto-text-indent="false"/>
      <style:text-properties fo:language="en" fo:country="US" fo:font-weight="normal" officeooo:paragraph-rsid="0009f3bc" style:font-weight-asian="normal" style:font-weight-complex="normal"/>
    </style:style>
    <style:style style:name="P8" style:family="paragraph" style:parent-style-name="No_20_Spacing">
      <style:paragraph-properties fo:margin-left="4.6cm" fo:margin-right="0cm" fo:text-indent="-4.6cm" style:auto-text-indent="false"/>
      <style:text-properties fo:language="en" fo:country="US" fo:font-weight="normal" officeooo:paragraph-rsid="00127d30" style:font-weight-asian="normal" style:font-weight-complex="normal"/>
    </style:style>
    <style:style style:name="P9" style:family="paragraph" style:parent-style-name="No_20_Spacing">
      <style:paragraph-properties fo:margin-left="4.6cm" fo:margin-right="0cm" fo:text-indent="-4.6cm" style:auto-text-indent="false"/>
      <style:text-properties fo:language="en" fo:country="US" fo:font-weight="normal" officeooo:rsid="00157be0" officeooo:paragraph-rsid="00157be0" style:font-weight-asian="normal" style:font-weight-complex="normal"/>
    </style:style>
    <style:style style:name="P10" style:family="paragraph" style:parent-style-name="No_20_Spacing">
      <style:paragraph-properties fo:margin-left="4.6cm" fo:margin-right="0cm" fo:text-indent="-4.6cm" style:auto-text-indent="false"/>
      <style:text-properties fo:language="en" fo:country="US" fo:font-weight="normal" officeooo:paragraph-rsid="00157be0" style:font-weight-asian="normal" style:font-weight-complex="normal"/>
    </style:style>
    <style:style style:name="P11" style:family="paragraph" style:parent-style-name="No_20_Spacing">
      <style:paragraph-properties fo:margin-left="4.6cm" fo:margin-right="0cm" fo:text-indent="-4.6cm" style:auto-text-indent="false"/>
      <style:text-properties fo:language="en" fo:country="US" fo:font-weight="normal" officeooo:rsid="0020ac04" officeooo:paragraph-rsid="0020ac04" style:font-weight-asian="normal" style:font-weight-complex="normal"/>
    </style:style>
    <style:style style:name="P12" style:family="paragraph" style:parent-style-name="No_20_Spacing">
      <style:paragraph-properties fo:margin-left="4.6cm" fo:margin-right="0cm" fo:text-indent="-4.6cm" style:auto-text-indent="false"/>
      <style:text-properties fo:language="en" fo:country="US" fo:font-weight="normal" officeooo:rsid="0033a4ab" officeooo:paragraph-rsid="0020ac04" style:font-weight-asian="normal" style:font-weight-complex="normal"/>
    </style:style>
    <style:style style:name="P13" style:family="paragraph" style:parent-style-name="No_20_Spacing">
      <style:paragraph-properties fo:margin-left="4.6cm" fo:margin-right="0cm" fo:text-indent="-4.6cm" style:auto-text-indent="false"/>
      <style:text-properties fo:language="en" fo:country="US" fo:font-weight="normal" officeooo:rsid="0033a4ab" officeooo:paragraph-rsid="0033a4ab" style:font-weight-asian="normal" style:font-weight-complex="normal"/>
    </style:style>
    <style:style style:name="P14" style:family="paragraph" style:parent-style-name="No_20_Spacing">
      <style:paragraph-properties fo:margin-left="4.6cm" fo:margin-right="0cm" fo:text-indent="-4.6cm" style:auto-text-indent="false"/>
      <style:text-properties fo:language="en" fo:country="US" fo:font-weight="normal" officeooo:rsid="003449f5" officeooo:paragraph-rsid="0033a4ab" style:font-weight-asian="normal" style:font-weight-complex="normal"/>
    </style:style>
    <style:style style:name="P15" style:family="paragraph" style:parent-style-name="No_20_Spacing">
      <style:paragraph-properties fo:margin-left="4.6cm" fo:margin-right="0cm" fo:text-indent="-4.6cm" style:auto-text-indent="false"/>
      <style:text-properties fo:language="en" fo:country="US" fo:font-weight="normal" officeooo:paragraph-rsid="000ed069" style:font-weight-asian="normal" style:font-weight-complex="normal"/>
    </style:style>
    <style:style style:name="P16" style:family="paragraph" style:parent-style-name="No_20_Spacing">
      <style:paragraph-properties fo:margin-left="4.6cm" fo:margin-right="0cm" fo:text-indent="-4.6cm" style:auto-text-indent="false"/>
      <style:text-properties fo:language="en" fo:country="US" fo:font-weight="normal" officeooo:paragraph-rsid="0038f184" style:font-weight-asian="normal" style:font-weight-complex="normal"/>
    </style:style>
    <style:style style:name="P17" style:family="paragraph" style:parent-style-name="No_20_Spacing">
      <style:paragraph-properties fo:margin-left="4.6cm" fo:margin-right="0cm" fo:text-indent="-4.6cm" style:auto-text-indent="false"/>
      <style:text-properties fo:language="en" fo:country="US" fo:font-weight="normal" officeooo:paragraph-rsid="003d1aa2" style:font-weight-asian="normal" style:font-weight-complex="normal"/>
    </style:style>
    <style:style style:name="P18" style:family="paragraph" style:parent-style-name="No_20_Spacing">
      <style:paragraph-properties fo:margin-left="4.6cm" fo:margin-right="0cm" fo:text-indent="-4.6cm" style:auto-text-indent="false"/>
      <style:text-properties fo:language="en" fo:country="US" fo:font-weight="normal" officeooo:rsid="0042725f" officeooo:paragraph-rsid="003bd38e" style:font-weight-asian="normal" style:font-weight-complex="normal"/>
    </style:style>
    <style:style style:name="P19" style:family="paragraph" style:parent-style-name="No_20_Spacing">
      <style:paragraph-properties fo:margin-left="4.6cm" fo:margin-right="0cm" fo:text-indent="-4.6cm" style:auto-text-indent="false"/>
      <style:text-properties fo:language="en" fo:country="US" fo:font-weight="normal" officeooo:rsid="00485696" officeooo:paragraph-rsid="00485696" style:font-weight-asian="normal" style:font-weight-complex="normal"/>
    </style:style>
    <style:style style:name="P20" style:family="paragraph" style:parent-style-name="No_20_Spacing">
      <style:paragraph-properties fo:margin-left="4.6cm" fo:margin-right="0cm" fo:text-indent="-4.6cm" style:auto-text-indent="false"/>
      <style:text-properties fo:language="en" fo:country="US" fo:font-weight="normal" officeooo:rsid="004ae74a" officeooo:paragraph-rsid="004ae74a" style:font-weight-asian="normal" style:font-weight-complex="normal"/>
    </style:style>
    <style:style style:name="P21" style:family="paragraph" style:parent-style-name="No_20_Spacing">
      <style:paragraph-properties fo:margin-left="4.6cm" fo:margin-right="0cm" fo:text-indent="-4.6cm" style:auto-text-indent="false"/>
      <style:text-properties fo:language="en" fo:country="US" fo:font-weight="normal" officeooo:rsid="004ae74a" officeooo:paragraph-rsid="004f366a" style:font-weight-asian="normal" style:font-weight-complex="normal"/>
    </style:style>
    <style:style style:name="P22" style:family="paragraph" style:parent-style-name="No_20_Spacing">
      <style:paragraph-properties fo:margin-left="4.6cm" fo:margin-right="0cm" fo:text-indent="-4.6cm" style:auto-text-indent="false"/>
      <style:text-properties fo:language="en" fo:country="US" fo:font-weight="normal" officeooo:rsid="004d56a2" officeooo:paragraph-rsid="004d56a2" style:font-weight-asian="normal" style:font-weight-complex="normal"/>
    </style:style>
    <style:style style:name="P23" style:family="paragraph" style:parent-style-name="No_20_Spacing">
      <style:paragraph-properties fo:margin-left="4.6cm" fo:margin-right="0cm" fo:text-indent="-4.6cm" style:auto-text-indent="false"/>
      <style:text-properties fo:language="en" fo:country="US" fo:font-weight="normal" officeooo:rsid="00506e0d" officeooo:paragraph-rsid="00506e0d" style:font-weight-asian="normal" style:font-weight-complex="normal"/>
    </style:style>
    <style:style style:name="P24" style:family="paragraph" style:parent-style-name="No_20_Spacing">
      <style:paragraph-properties fo:margin-left="4.6cm" fo:margin-right="0cm" fo:text-indent="-4.6cm" style:auto-text-indent="false"/>
      <style:text-properties fo:language="en" fo:country="US" fo:font-weight="normal" officeooo:rsid="00513be6" officeooo:paragraph-rsid="00513be6" style:font-weight-asian="normal" style:font-weight-complex="normal"/>
    </style:style>
    <style:style style:name="P25" style:family="paragraph" style:parent-style-name="No_20_Spacing">
      <style:paragraph-properties fo:margin-left="4.6cm" fo:margin-right="0cm" fo:text-indent="-4.6cm" style:auto-text-indent="false"/>
      <style:text-properties fo:language="en" fo:country="US" fo:font-weight="normal" officeooo:rsid="003641b7" officeooo:paragraph-rsid="0037a89a" fo:background-color="transparent" style:font-weight-asian="normal" style:font-weight-complex="normal"/>
    </style:style>
    <style:style style:name="P26" style:family="paragraph" style:parent-style-name="No_20_Spacing">
      <style:paragraph-properties fo:margin-left="4.6cm" fo:margin-right="0cm" fo:text-indent="-4.6cm" style:auto-text-indent="false"/>
      <style:text-properties fo:language="en" fo:country="US" fo:font-weight="bold" style:font-weight-asian="bold" style:font-weight-complex="bold"/>
    </style:style>
    <style:style style:name="P27" style:family="paragraph" style:parent-style-name="No_20_Spacing">
      <style:paragraph-properties fo:margin-left="4.6cm" fo:margin-right="0cm" fo:text-indent="-4.6cm" style:auto-text-indent="false"/>
      <style:text-properties fo:language="en" fo:country="US" fo:font-weight="bold" officeooo:rsid="000d6468" officeooo:paragraph-rsid="000d6468" style:font-weight-asian="bold" style:font-weight-complex="bold"/>
    </style:style>
    <style:style style:name="P28" style:family="paragraph" style:parent-style-name="No_20_Spacing">
      <style:paragraph-properties fo:margin-left="4.6cm" fo:margin-right="0cm" fo:text-indent="-4.6cm" style:auto-text-indent="false"/>
      <style:text-properties fo:language="en" fo:country="US" fo:font-weight="bold" officeooo:rsid="000d07ba" officeooo:paragraph-rsid="00157be0" style:font-weight-asian="bold" style:font-weight-complex="bold"/>
    </style:style>
    <style:style style:name="P29" style:family="paragraph" style:parent-style-name="No_20_Spacing">
      <style:paragraph-properties fo:margin-left="4.6cm" fo:margin-right="0cm" fo:text-indent="-4.6cm" style:auto-text-indent="false"/>
      <style:text-properties fo:language="en" fo:country="US" fo:font-weight="bold" officeooo:rsid="00157be0" officeooo:paragraph-rsid="00157be0" style:font-weight-asian="bold" style:font-weight-complex="bold"/>
    </style:style>
    <style:style style:name="P30" style:family="paragraph" style:parent-style-name="No_20_Spacing">
      <style:paragraph-properties fo:margin-left="4.6cm" fo:margin-right="0cm" fo:text-indent="-4.6cm" style:auto-text-indent="false"/>
      <style:text-properties fo:language="en" fo:country="US" fo:font-weight="bold" officeooo:rsid="0033a4ab" officeooo:paragraph-rsid="0033a4ab" style:font-weight-asian="bold" style:font-weight-complex="bold"/>
    </style:style>
    <style:style style:name="P31" style:family="paragraph" style:parent-style-name="No_20_Spacing">
      <style:paragraph-properties fo:margin-left="4.6cm" fo:margin-right="0cm" fo:text-indent="-4.6cm" style:auto-text-indent="false"/>
      <style:text-properties fo:language="en" fo:country="US" fo:font-weight="bold" officeooo:rsid="0042725f" officeooo:paragraph-rsid="003bd38e" style:font-weight-asian="bold" style:font-weight-complex="bold"/>
    </style:style>
    <style:style style:name="P32" style:family="paragraph" style:parent-style-name="No_20_Spacing">
      <style:paragraph-properties fo:margin-left="4.6cm" fo:margin-right="0cm" fo:text-indent="-4.6cm" style:auto-text-indent="false"/>
      <style:text-properties fo:language="en" fo:country="US" officeooo:paragraph-rsid="0019af15"/>
    </style:style>
    <style:style style:name="P33" style:family="paragraph" style:parent-style-name="No_20_Spacing">
      <style:paragraph-properties fo:margin-left="4.6cm" fo:margin-right="0cm" fo:text-indent="-4.6cm" style:auto-text-indent="false"/>
      <style:text-properties fo:language="en" fo:country="US" fo:font-style="italic" officeooo:paragraph-rsid="001d499c" style:font-style-asian="italic" style:font-style-complex="italic"/>
    </style:style>
    <style:style style:name="P34" style:family="paragraph" style:parent-style-name="No_20_Spacing">
      <style:paragraph-properties fo:margin-left="4.6cm" fo:margin-right="0cm" fo:text-indent="-4.6cm" style:auto-text-indent="false"/>
      <style:text-properties fo:language="en" fo:country="US" style:text-underline-style="none" fo:font-weight="bold" officeooo:rsid="003449f5" officeooo:paragraph-rsid="0033a4ab" style:font-weight-asian="bold" style:font-weight-complex="bold"/>
    </style:style>
    <style:style style:name="P35" style:family="paragraph" style:parent-style-name="No_20_Spacing">
      <style:paragraph-properties fo:margin-left="4.6cm" fo:margin-right="0cm" fo:text-indent="-4.6cm" style:auto-text-indent="false"/>
      <style:text-properties fo:language="en" fo:country="US" style:text-underline-style="none" fo:font-weight="bold" officeooo:rsid="003449f5" officeooo:paragraph-rsid="003449f5" style:font-weight-asian="bold" style:font-weight-complex="bold"/>
    </style:style>
    <style:style style:name="P36" style:family="paragraph" style:parent-style-name="No_20_Spacing">
      <style:paragraph-properties fo:margin-left="4.6cm" fo:margin-right="0cm" fo:text-indent="-4.6cm" style:auto-text-indent="false"/>
      <style:text-properties fo:language="en" fo:country="US" style:text-underline-style="none" fo:font-weight="normal" officeooo:rsid="003449f5" officeooo:paragraph-rsid="0033a4ab" style:font-weight-asian="normal" style:font-weight-complex="normal"/>
    </style:style>
    <style:style style:name="P37" style:family="paragraph" style:parent-style-name="No_20_Spacing">
      <style:paragraph-properties fo:margin-left="4.6cm" fo:margin-right="0cm" fo:text-indent="-4.6cm" style:auto-text-indent="false"/>
      <style:text-properties fo:language="en" fo:country="US" style:text-underline-style="none" fo:font-weight="normal" officeooo:rsid="003449f5" officeooo:paragraph-rsid="003449f5" style:font-weight-asian="normal" style:font-weight-complex="normal"/>
    </style:style>
    <style:style style:name="P38" style:family="paragraph" style:parent-style-name="No_20_Spacing">
      <style:paragraph-properties fo:margin-left="4.6cm" fo:margin-right="0cm" fo:text-indent="-4.6cm" style:auto-text-indent="false"/>
      <style:text-properties fo:language="en" fo:country="US" fo:font-style="normal" fo:font-weight="normal" officeooo:rsid="000d6468" officeooo:paragraph-rsid="000ed069" style:font-style-asian="normal" style:font-weight-asian="normal" style:font-style-complex="normal" style:font-weight-complex="normal"/>
    </style:style>
    <style:style style:name="P39" style:family="paragraph" style:parent-style-name="No_20_Spacing">
      <style:paragraph-properties fo:margin-left="4.6cm" fo:margin-right="0cm" fo:text-indent="-4.6cm" style:auto-text-indent="false"/>
      <style:text-properties fo:language="en" fo:country="US" fo:font-style="normal" fo:font-weight="normal" officeooo:rsid="0038f184" officeooo:paragraph-rsid="000ed069" style:font-style-asian="normal" style:font-weight-asian="normal" style:font-style-complex="normal" style:font-weight-complex="normal"/>
    </style:style>
    <style:style style:name="P40" style:family="paragraph" style:parent-style-name="No_20_Spacing">
      <style:paragraph-properties fo:margin-left="4.6cm" fo:margin-right="0cm" fo:text-indent="-4.6cm" style:auto-text-indent="false"/>
      <style:text-properties fo:language="en" fo:country="US" fo:font-style="normal" fo:font-weight="bold" officeooo:rsid="0038f184" officeooo:paragraph-rsid="000ed069" style:font-style-asian="normal" style:font-weight-asian="bold" style:font-style-complex="normal" style:font-weight-complex="bold"/>
    </style:style>
    <style:style style:name="P41" style:family="paragraph" style:parent-style-name="No_20_Spacing">
      <style:paragraph-properties fo:margin-left="4.6cm" fo:margin-right="0cm" fo:text-indent="-4.6cm" style:auto-text-indent="false"/>
      <style:text-properties fo:language="en" fo:country="US" fo:font-style="normal" fo:font-weight="bold" officeooo:rsid="0038f184" officeooo:paragraph-rsid="0038f184" style:font-style-asian="normal" style:font-weight-asian="bold" style:font-style-complex="normal" style:font-weight-complex="bold"/>
    </style:style>
    <style:style style:name="P42" style:family="paragraph" style:parent-style-name="No_20_Spacing">
      <style:paragraph-properties fo:margin-left="4.6cm" fo:margin-right="0cm" fo:text-indent="-4.6cm" style:auto-text-indent="false"/>
      <style:text-properties style:font-name="Carlito" fo:language="en" fo:country="US" fo:font-weight="normal" style:font-weight-asian="normal" style:font-weight-complex="normal"/>
    </style:style>
    <style:style style:name="P43" style:family="paragraph" style:parent-style-name="No_20_Spacing">
      <style:paragraph-properties fo:margin-left="4.6cm" fo:margin-right="0cm" fo:text-indent="-4.6cm" style:auto-text-indent="false"/>
      <style:text-properties style:font-name="Carlito" fo:language="en" fo:country="US" fo:font-weight="normal" officeooo:paragraph-rsid="00281047" style:font-weight-asian="normal" style:font-weight-complex="normal"/>
    </style:style>
    <style:style style:name="P44" style:family="paragraph" style:parent-style-name="No_20_Spacing">
      <style:paragraph-properties fo:margin-left="4.6cm" fo:margin-right="0cm" fo:text-indent="-4.6cm" style:auto-text-indent="false"/>
      <style:text-properties fo:font-weight="normal" style:font-weight-asian="normal" style:font-weight-complex="normal"/>
    </style:style>
    <style:style style:name="P45" style:family="paragraph" style:parent-style-name="No_20_Spacing">
      <style:paragraph-properties fo:margin-left="4.6cm" fo:margin-right="0cm" fo:text-indent="-4.6cm" style:auto-text-indent="false"/>
      <style:text-properties fo:font-weight="normal" officeooo:rsid="004ae74a" officeooo:paragraph-rsid="004f366a" style:font-weight-asian="normal" style:font-weight-complex="normal"/>
    </style:style>
    <style:style style:name="P46" style:family="paragraph" style:parent-style-name="No_20_Spacing">
      <style:paragraph-properties fo:margin-left="4.6cm" fo:margin-right="0cm" fo:text-indent="-4.6cm" style:auto-text-indent="false"/>
      <style:text-properties fo:font-weight="normal" officeooo:rsid="004f366a" officeooo:paragraph-rsid="004f366a" style:font-weight-asian="normal" style:font-weight-complex="normal"/>
    </style:style>
    <style:style style:name="P47" style:family="paragraph" style:parent-style-name="No_20_Spacing">
      <style:paragraph-properties fo:margin-left="4.6cm" fo:margin-right="0cm" fo:text-indent="-4.6cm" style:auto-text-indent="false"/>
      <style:text-properties officeooo:paragraph-rsid="000bf2c8"/>
    </style:style>
    <style:style style:name="P48" style:family="paragraph" style:parent-style-name="No_20_Spacing">
      <style:paragraph-properties fo:margin-left="4.6cm" fo:margin-right="0cm" fo:text-indent="-4.6cm" style:auto-text-indent="false"/>
      <style:text-properties fo:color="#000000" loext:opacity="100%" officeooo:paragraph-rsid="0009f3bc"/>
    </style:style>
    <style:style style:name="P49" style:family="paragraph" style:parent-style-name="No_20_Spacing">
      <style:paragraph-properties fo:margin-left="4.6cm" fo:margin-right="0cm" fo:text-indent="-4.6cm" style:auto-text-indent="false"/>
      <style:text-properties fo:color="#000000" loext:opacity="100%" fo:language="en" fo:country="US" fo:font-weight="normal" officeooo:paragraph-rsid="0009f3bc" style:font-weight-asian="normal" style:font-weight-complex="normal"/>
    </style:style>
    <style:style style:name="P50" style:family="paragraph" style:parent-style-name="No_20_Spacing">
      <style:paragraph-properties fo:margin-left="4.6cm" fo:margin-right="0cm" fo:text-indent="-4.6cm" style:auto-text-indent="false"/>
      <style:text-properties fo:color="#000000" loext:opacity="100%" fo:language="en" fo:country="US" fo:font-weight="normal" officeooo:rsid="000bf2c8" officeooo:paragraph-rsid="000bf2c8" style:font-weight-asian="normal" style:font-weight-complex="normal"/>
    </style:style>
    <style:style style:name="P51" style:family="paragraph" style:parent-style-name="No_20_Spacing">
      <style:paragraph-properties fo:margin-left="4.6cm" fo:margin-right="0cm" fo:text-indent="-4.6cm" style:auto-text-indent="false"/>
      <style:text-properties fo:color="#000000" loext:opacity="100%" officeooo:paragraph-rsid="000c3267"/>
    </style:style>
    <style:style style:name="P52" style:family="paragraph" style:parent-style-name="No_20_Spacing">
      <style:paragraph-properties fo:margin-left="4.6cm" fo:margin-right="0cm" fo:text-indent="-4.6cm" style:auto-text-indent="false"/>
      <style:text-properties officeooo:paragraph-rsid="000c3267"/>
    </style:style>
    <style:style style:name="P53" style:family="paragraph" style:parent-style-name="No_20_Spacing">
      <style:paragraph-properties fo:margin-left="4.6cm" fo:margin-right="0cm" fo:text-indent="-4.6cm" style:auto-text-indent="false"/>
      <style:text-properties officeooo:paragraph-rsid="000d6468"/>
    </style:style>
    <style:style style:name="P54" style:family="paragraph" style:parent-style-name="No_20_Spacing">
      <style:paragraph-properties fo:margin-left="4.6cm" fo:margin-right="0cm" fo:text-indent="-4.6cm" style:auto-text-indent="false"/>
      <style:text-properties fo:color="#2a6099" loext:opacity="100%" fo:language="en" fo:country="US" fo:font-weight="normal" officeooo:rsid="000bf2c8" officeooo:paragraph-rsid="000bf2c8" style:font-weight-asian="normal" style:font-weight-complex="normal"/>
    </style:style>
    <style:style style:name="P55" style:family="paragraph" style:parent-style-name="No_20_Spacing">
      <style:paragraph-properties fo:margin-left="4.6cm" fo:margin-right="0cm" fo:text-indent="-4.6cm" style:auto-text-indent="false"/>
      <style:text-properties fo:font-variant="normal" fo:text-transform="none" fo:color="#000000" loext:opacity="100%" fo:letter-spacing="normal" fo:language="en" fo:country="US" fo:font-style="normal" fo:font-weight="normal" officeooo:rsid="000c3267" officeooo:paragraph-rsid="0009f3bc" style:font-weight-asian="normal" style:font-weight-complex="normal"/>
    </style:style>
    <style:style style:name="P56" style:family="paragraph" style:parent-style-name="No_20_Spacing">
      <style:paragraph-properties fo:margin-left="4.6cm" fo:margin-right="0cm" fo:text-indent="-4.6cm" style:auto-text-indent="false"/>
      <style:text-properties fo:font-variant="normal" fo:text-transform="none" fo:color="#000000" loext:opacity="100%" fo:letter-spacing="normal" fo:language="en" fo:country="US" fo:font-style="normal" fo:font-weight="normal" officeooo:rsid="000c3267" officeooo:paragraph-rsid="000c3267" style:font-weight-asian="normal" style:font-weight-complex="normal"/>
    </style:style>
    <style:style style:name="P57" style:family="paragraph" style:parent-style-name="No_20_Spacing">
      <style:paragraph-properties fo:margin-left="4.6cm" fo:margin-right="0cm" fo:text-indent="-4.6cm" style:auto-text-indent="false"/>
      <style:text-properties fo:font-variant="normal" fo:text-transform="none" fo:color="#000000" loext:opacity="100%" fo:letter-spacing="normal" fo:language="en" fo:country="US" fo:font-style="normal" fo:font-weight="normal" officeooo:rsid="002290cf" officeooo:paragraph-rsid="0009f3bc" style:font-weight-asian="normal" style:font-weight-complex="normal"/>
    </style:style>
    <style:style style:name="P58" style:family="paragraph" style:parent-style-name="No_20_Spacing">
      <style:paragraph-properties fo:margin-left="4.6cm" fo:margin-right="0cm" fo:text-indent="-4.6cm" style:auto-text-indent="false"/>
      <style:text-properties fo:font-variant="normal" fo:text-transform="none" fo:color="#000000" loext:opacity="100%" fo:letter-spacing="normal" fo:language="en" fo:country="US" fo:font-style="normal" fo:font-weight="bold" officeooo:rsid="000c3267" officeooo:paragraph-rsid="0009f3bc" style:font-weight-asian="bold" style:font-weight-complex="bold"/>
    </style:style>
    <style:style style:name="P59" style:family="paragraph" style:parent-style-name="No_20_Spacing">
      <style:paragraph-properties fo:margin-left="4.6cm" fo:margin-right="0cm" fo:text-indent="-4.6cm" style:auto-text-indent="false"/>
      <style:text-properties fo:font-variant="normal" fo:text-transform="none" fo:color="#000000" loext:opacity="100%" fo:letter-spacing="normal" fo:language="en" fo:country="US" fo:font-style="normal" fo:font-weight="bold" officeooo:rsid="002290cf" officeooo:paragraph-rsid="0009f3bc" style:font-weight-asian="bold" style:font-weight-complex="bold"/>
    </style:style>
    <style:style style:name="P60" style:family="paragraph" style:parent-style-name="No_20_Spacing">
      <style:paragraph-properties fo:margin-left="4.6cm" fo:margin-right="0cm" fo:text-indent="-4.6cm" style:auto-text-indent="false"/>
      <style:text-properties officeooo:paragraph-rsid="00157be0"/>
    </style:style>
    <style:style style:name="P61" style:family="paragraph" style:parent-style-name="No_20_Spacing">
      <style:paragraph-properties fo:margin-left="4.6cm" fo:margin-right="0cm" fo:text-indent="-4.6cm" style:auto-text-indent="false"/>
      <style:text-properties officeooo:paragraph-rsid="0019af15"/>
    </style:style>
    <style:style style:name="P62" style:family="paragraph" style:parent-style-name="No_20_Spacing">
      <style:paragraph-properties fo:margin-left="4.6cm" fo:margin-right="0cm" fo:text-indent="-4.6cm" style:auto-text-indent="false"/>
      <style:text-properties officeooo:paragraph-rsid="001d499c"/>
    </style:style>
    <style:style style:name="P63" style:family="paragraph" style:parent-style-name="No_20_Spacing">
      <style:paragraph-properties fo:margin-left="4.6cm" fo:margin-right="0cm" fo:text-indent="-4.6cm" style:auto-text-indent="false"/>
      <style:text-properties officeooo:paragraph-rsid="0020ac04"/>
    </style:style>
    <style:style style:name="P64" style:family="paragraph" style:parent-style-name="No_20_Spacing">
      <style:paragraph-properties fo:margin-left="4.6cm" fo:margin-right="0cm" fo:text-indent="-4.6cm" style:auto-text-indent="false"/>
      <style:text-properties officeooo:rsid="0033a4ab" officeooo:paragraph-rsid="0033a4ab"/>
    </style:style>
    <style:style style:name="P65" style:family="paragraph" style:parent-style-name="No_20_Spacing">
      <style:paragraph-properties fo:margin-left="4.6cm" fo:margin-right="0cm" fo:text-indent="-4.6cm" style:auto-text-indent="false"/>
      <style:text-properties officeooo:rsid="0033a4ab" officeooo:paragraph-rsid="003449f5"/>
    </style:style>
    <style:style style:name="P66" style:family="paragraph" style:parent-style-name="No_20_Spacing">
      <style:paragraph-properties fo:margin-left="4.6cm" fo:margin-right="0cm" fo:text-indent="-4.6cm" style:auto-text-indent="false"/>
      <style:text-properties officeooo:rsid="0037a89a" officeooo:paragraph-rsid="0037a89a"/>
    </style:style>
    <style:style style:name="P67" style:family="paragraph" style:parent-style-name="No_20_Spacing">
      <style:paragraph-properties fo:margin-left="4.6cm" fo:margin-right="0cm" fo:text-indent="-4.6cm" style:auto-text-indent="false"/>
      <style:text-properties officeooo:paragraph-rsid="003bd38e"/>
    </style:style>
    <style:style style:name="P68" style:family="paragraph" style:parent-style-name="No_20_Spacing">
      <style:paragraph-properties fo:margin-left="4.6cm" fo:margin-right="0cm" fo:text-indent="-4.6cm" style:auto-text-indent="false"/>
      <style:text-properties officeooo:paragraph-rsid="003d1aa2"/>
    </style:style>
    <style:style style:name="P69" style:family="paragraph" style:parent-style-name="No_20_Spacing">
      <style:paragraph-properties fo:margin-left="4.6cm" fo:margin-right="0cm" fo:text-indent="-4.6cm" style:auto-text-indent="false"/>
      <style:text-properties officeooo:paragraph-rsid="004382e9"/>
    </style:style>
    <style:style style:name="P70" style:family="paragraph" style:parent-style-name="No_20_Spacing">
      <style:paragraph-properties fo:margin-left="4.6cm" fo:margin-right="0cm" fo:text-indent="-4.6cm" style:auto-text-indent="false"/>
      <style:text-properties officeooo:rsid="00485696" officeooo:paragraph-rsid="00485696"/>
    </style:style>
    <style:style style:name="P71" style:family="paragraph" style:parent-style-name="No_20_Spacing">
      <style:paragraph-properties fo:margin-left="4.6cm" fo:margin-right="0cm" fo:text-indent="-4.6cm" style:auto-text-indent="false"/>
      <style:text-properties officeooo:rsid="00516670" officeooo:paragraph-rsid="00516670"/>
    </style:style>
    <style:style style:name="P72" style:family="paragraph" style:parent-style-name="Standard">
      <style:paragraph-properties fo:margin-left="4.6cm" fo:margin-right="0cm" fo:text-indent="-4.6cm" style:auto-text-indent="false"/>
      <style:text-properties fo:font-variant="normal" fo:text-transform="none" fo:color="#000000" loext:opacity="100%" fo:letter-spacing="normal" fo:language="en" fo:country="US" fo:font-style="normal" fo:font-weight="bold" officeooo:rsid="002290cf" officeooo:paragraph-rsid="002319d9" style:font-weight-asian="bold" style:font-weight-complex="bold"/>
    </style:style>
    <style:style style:name="P73" style:family="paragraph" style:parent-style-name="Standard">
      <style:paragraph-properties fo:margin-left="4.6cm" fo:margin-right="0cm" fo:text-indent="-4.6cm" style:auto-text-indent="false"/>
      <style:text-properties fo:language="en" fo:country="US" style:text-underline-style="none" fo:font-weight="normal" officeooo:rsid="003449f5" officeooo:paragraph-rsid="0034c76c" style:font-weight-asian="normal" style:font-weight-complex="normal"/>
    </style:style>
    <style:style style:name="P74" style:family="paragraph" style:parent-style-name="No_20_Spacing">
      <style:text-properties fo:language="en" fo:country="US"/>
    </style:style>
    <style:style style:name="P75" style:family="paragraph" style:parent-style-name="No_20_Spacing">
      <style:paragraph-properties fo:margin-left="2.3cm" fo:margin-right="0cm" fo:text-indent="2.3cm" style:auto-text-indent="false"/>
      <style:text-properties fo:language="en" fo:country="US"/>
    </style:style>
    <style:style style:name="P76" style:family="paragraph" style:parent-style-name="No_20_Spacing">
      <style:paragraph-properties fo:margin-left="0cm" fo:margin-right="0cm" fo:text-indent="0cm" style:auto-text-indent="false"/>
      <style:text-properties fo:language="en" fo:country="US" fo:font-weight="normal" officeooo:paragraph-rsid="0029ce52" style:font-weight-asian="normal" style:font-weight-complex="normal"/>
    </style:style>
    <style:style style:name="P77" style:family="paragraph" style:parent-style-name="No_20_Spacing">
      <style:paragraph-properties fo:margin-left="0cm" fo:margin-right="0cm" fo:text-indent="0cm" style:auto-text-indent="false"/>
      <style:text-properties fo:font-weight="normal" officeooo:rsid="0040168e" officeooo:paragraph-rsid="0040168e" style:font-weight-asian="normal" style:font-weight-complex="normal"/>
    </style:style>
    <style:style style:name="P78" style:family="paragraph" style:parent-style-name="No_20_Spacing">
      <style:paragraph-properties fo:margin-left="0cm" fo:margin-right="0cm" fo:text-indent="0cm" style:auto-text-indent="false"/>
      <style:text-properties fo:font-weight="bold" officeooo:rsid="0040d179" officeooo:paragraph-rsid="0040168e" style:font-weight-asian="bold" style:font-weight-complex="bold"/>
    </style:style>
    <style:style style:name="P79" style:family="paragraph" style:parent-style-name="No_20_Spacing">
      <style:paragraph-properties fo:margin-left="4.6cm" fo:margin-right="0cm" fo:text-indent="-4.6cm" style:auto-text-indent="false"/>
      <style:text-properties fo:language="en" fo:country="US" fo:font-weight="normal" officeooo:paragraph-rsid="0020ac04" style:font-weight-asian="normal" style:font-weight-complex="normal"/>
    </style:style>
    <style:style style:name="P80" style:family="paragraph" style:parent-style-name="No_20_Spacing">
      <style:paragraph-properties fo:margin-left="4.6cm" fo:margin-right="0cm" fo:text-indent="-4.6cm" style:auto-text-indent="false"/>
      <style:text-properties fo:language="en" fo:country="US" fo:font-weight="normal" officeooo:rsid="004f366a" officeooo:paragraph-rsid="004f366a" style:font-weight-asian="normal" style:font-weight-complex="normal"/>
    </style:style>
    <style:style style:name="P81" style:family="paragraph" style:parent-style-name="No_20_Spacing">
      <style:paragraph-properties fo:margin-left="4.6cm" fo:margin-right="0cm" fo:text-indent="-4.6cm" style:auto-text-indent="false"/>
      <style:text-properties fo:language="en" fo:country="US" fo:font-weight="normal" officeooo:rsid="00516670" style:font-weight-asian="normal" style:font-weight-complex="normal"/>
    </style:style>
    <style:style style:name="P82" style:family="paragraph" style:parent-style-name="No_20_Spacing">
      <style:paragraph-properties fo:margin-left="4.6cm" fo:margin-right="0cm" fo:text-indent="-4.6cm" style:auto-text-indent="false"/>
      <style:text-properties fo:language="en" fo:country="US" fo:font-weight="bold" officeooo:rsid="00506e0d" officeooo:paragraph-rsid="00506e0d" style:font-weight-asian="bold" style:font-weight-complex="bold"/>
    </style:style>
    <style:style style:name="P83" style:family="paragraph" style:parent-style-name="No_20_Spacing">
      <style:paragraph-properties fo:margin-left="4.6cm" fo:margin-right="0cm" fo:text-indent="-4.6cm" style:auto-text-indent="false"/>
      <style:text-properties fo:language="en" fo:country="US" fo:font-weight="bold" officeooo:rsid="00516670" officeooo:paragraph-rsid="00516670" style:font-weight-asian="bold" style:font-weight-complex="bold"/>
    </style:style>
    <style:style style:name="P84" style:family="paragraph" style:parent-style-name="No_20_Spacing">
      <style:paragraph-properties fo:margin-left="4.6cm" fo:margin-right="0cm" fo:text-indent="-4.6cm" style:auto-text-indent="false"/>
      <style:text-properties fo:color="#c9211e" loext:opacity="100%" fo:language="en" fo:country="US" fo:font-weight="bold" officeooo:rsid="00516670" style:font-weight-asian="bold" style:font-weight-complex="bold"/>
    </style:style>
    <style:style style:name="P85" style:family="paragraph" style:parent-style-name="Header" style:master-page-name="Standard">
      <style:paragraph-properties fo:margin-left="4.6cm" fo:margin-right="0cm" fo:text-indent="-4.6cm" style:auto-text-indent="false" style:page-number="auto">
        <style:tab-stops/>
      </style:paragraph-properties>
      <style:text-properties fo:language="en" fo:country="U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0d6468" style:font-weight-asian="bold" style:font-weight-complex="bold"/>
    </style:style>
    <style:style style:name="T3" style:family="text">
      <style:text-properties fo:font-weight="bold" officeooo:rsid="00357541" style:font-weight-asian="bold" style:font-weight-complex="bold"/>
    </style:style>
    <style:style style:name="T4" style:family="text">
      <style:text-properties fo:font-weight="bold" officeooo:rsid="0040d179" style:font-weight-asian="bold" style:font-weight-complex="bold"/>
    </style:style>
    <style:style style:name="T5" style:family="text">
      <style:text-properties fo:font-weight="bold" officeooo:rsid="0042725f" style:font-weight-asian="bold" style:font-weight-complex="bold"/>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00d6468" style:font-weight-asian="bold" style:font-weight-complex="bold"/>
    </style:style>
    <style:style style:name="T9" style:family="text">
      <style:text-properties fo:language="en" fo:country="US" fo:font-weight="bold" officeooo:rsid="0011f4a6" style:font-weight-asian="bold" style:font-weight-complex="bold"/>
    </style:style>
    <style:style style:name="T10" style:family="text">
      <style:text-properties fo:language="en" fo:country="US" fo:font-weight="bold" officeooo:rsid="000d07ba" style:font-weight-asian="bold" style:font-weight-complex="bold"/>
    </style:style>
    <style:style style:name="T11" style:family="text">
      <style:text-properties fo:language="en" fo:country="US" fo:font-weight="bold" officeooo:rsid="00157be0" style:font-weight-asian="bold" style:font-weight-complex="bold"/>
    </style:style>
    <style:style style:name="T12" style:family="text">
      <style:text-properties fo:language="en" fo:country="US" fo:font-weight="bold" officeooo:rsid="001756a2" style:font-weight-asian="bold" style:font-weight-complex="bold"/>
    </style:style>
    <style:style style:name="T13" style:family="text">
      <style:text-properties fo:language="en" fo:country="US" fo:font-weight="bold" officeooo:rsid="0019af15" style:font-weight-asian="bold" style:font-weight-complex="bold"/>
    </style:style>
    <style:style style:name="T14" style:family="text">
      <style:text-properties fo:language="en" fo:country="US" fo:font-weight="bold" officeooo:rsid="001baab2" style:font-weight-asian="bold" style:font-weight-complex="bold"/>
    </style:style>
    <style:style style:name="T15" style:family="text">
      <style:text-properties fo:language="en" fo:country="US" fo:font-weight="bold" officeooo:rsid="0020ac04" style:font-weight-asian="bold" style:font-weight-complex="bold"/>
    </style:style>
    <style:style style:name="T16" style:family="text">
      <style:text-properties fo:language="en" fo:country="US" fo:font-weight="bold" officeooo:rsid="002290cf" style:font-weight-asian="bold" style:font-weight-complex="bold"/>
    </style:style>
    <style:style style:name="T17" style:family="text">
      <style:text-properties fo:language="en" fo:country="US" fo:font-weight="bold" officeooo:rsid="0033a4ab" style:font-weight-asian="bold" style:font-weight-complex="bold"/>
    </style:style>
    <style:style style:name="T18" style:family="text">
      <style:text-properties fo:language="en" fo:country="US" fo:font-weight="bold" officeooo:rsid="003449f5" style:font-weight-asian="bold" style:font-weight-complex="bold"/>
    </style:style>
    <style:style style:name="T19" style:family="text">
      <style:text-properties fo:language="en" fo:country="US" fo:font-weight="bold" officeooo:rsid="00365849" style:font-weight-asian="bold" style:font-weight-complex="bold"/>
    </style:style>
    <style:style style:name="T20" style:family="text">
      <style:text-properties fo:language="en" fo:country="US" fo:font-weight="bold" officeooo:rsid="0042725f" style:font-weight-asian="bold" style:font-weight-complex="bold"/>
    </style:style>
    <style:style style:name="T21" style:family="text">
      <style:text-properties fo:language="en" fo:country="US" fo:font-weight="bold" officeooo:rsid="00506e0d" style:font-weight-asian="bold" style:font-weight-complex="bold"/>
    </style:style>
    <style:style style:name="T22" style:family="text">
      <style:text-properties fo:language="en" fo:country="US" fo:font-weight="bold" style:font-weight-asian="bold" style:font-weight-complex="normal"/>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normal" officeooo:rsid="000bf2c8" style:font-weight-asian="normal" style:font-weight-complex="normal"/>
    </style:style>
    <style:style style:name="T25" style:family="text">
      <style:text-properties fo:language="en" fo:country="US" fo:font-weight="normal" officeooo:rsid="000ed069" style:font-weight-asian="normal" style:font-weight-complex="normal"/>
    </style:style>
    <style:style style:name="T26" style:family="text">
      <style:text-properties fo:language="en" fo:country="US" fo:font-weight="normal" officeooo:rsid="0011f4a6" style:font-weight-asian="normal" style:font-weight-complex="normal"/>
    </style:style>
    <style:style style:name="T27" style:family="text">
      <style:text-properties fo:language="en" fo:country="US" fo:font-weight="normal" officeooo:rsid="0013d30d" style:font-weight-asian="normal" style:font-weight-complex="normal"/>
    </style:style>
    <style:style style:name="T28" style:family="text">
      <style:text-properties fo:language="en" fo:country="US" fo:font-weight="normal" officeooo:rsid="00157be0" style:font-weight-asian="normal" style:font-weight-complex="normal"/>
    </style:style>
    <style:style style:name="T29" style:family="text">
      <style:text-properties fo:language="en" fo:country="US" fo:font-weight="normal" officeooo:rsid="00170fd0" style:font-weight-asian="normal" style:font-weight-complex="normal"/>
    </style:style>
    <style:style style:name="T30" style:family="text">
      <style:text-properties fo:language="en" fo:country="US" fo:font-weight="normal" officeooo:rsid="001756a2" style:font-weight-asian="normal" style:font-weight-complex="normal"/>
    </style:style>
    <style:style style:name="T31" style:family="text">
      <style:text-properties fo:language="en" fo:country="US" fo:font-weight="normal" officeooo:rsid="001baab2" style:font-weight-asian="normal" style:font-weight-complex="normal"/>
    </style:style>
    <style:style style:name="T32" style:family="text">
      <style:text-properties fo:language="en" fo:country="US" fo:font-weight="normal" officeooo:rsid="0020ac04" style:font-weight-asian="normal" style:font-weight-complex="normal"/>
    </style:style>
    <style:style style:name="T33" style:family="text">
      <style:text-properties fo:language="en" fo:country="US" fo:font-weight="normal" officeooo:rsid="002290cf" style:font-weight-asian="normal" style:font-weight-complex="normal"/>
    </style:style>
    <style:style style:name="T34" style:family="text">
      <style:text-properties fo:language="en" fo:country="US" fo:font-weight="normal" officeooo:rsid="0033a4ab" style:font-weight-asian="normal" style:font-weight-complex="normal"/>
    </style:style>
    <style:style style:name="T35" style:family="text">
      <style:text-properties fo:language="en" fo:country="US" fo:font-weight="normal" officeooo:rsid="003449f5" style:font-weight-asian="normal" style:font-weight-complex="normal"/>
    </style:style>
    <style:style style:name="T36" style:family="text">
      <style:text-properties fo:language="en" fo:country="US" fo:font-weight="normal" officeooo:rsid="00357541" style:font-weight-asian="normal" style:font-weight-complex="normal"/>
    </style:style>
    <style:style style:name="T37" style:family="text">
      <style:text-properties fo:language="en" fo:country="US" fo:font-weight="normal" officeooo:rsid="00345a17" style:font-weight-asian="normal" style:font-weight-complex="normal"/>
    </style:style>
    <style:style style:name="T38" style:family="text">
      <style:text-properties fo:language="en" fo:country="US" fo:font-weight="normal" officeooo:rsid="003641b7" style:font-weight-asian="normal" style:font-weight-complex="normal"/>
    </style:style>
    <style:style style:name="T39" style:family="text">
      <style:text-properties fo:language="en" fo:country="US" fo:font-weight="normal" officeooo:rsid="003d1aa2" style:font-weight-asian="normal" style:font-weight-complex="normal"/>
    </style:style>
    <style:style style:name="T40" style:family="text">
      <style:text-properties fo:language="en" fo:country="US" fo:font-weight="normal" officeooo:rsid="003edc0b" style:font-weight-asian="normal" style:font-weight-complex="normal"/>
    </style:style>
    <style:style style:name="T41" style:family="text">
      <style:text-properties fo:language="en" fo:country="US" fo:font-weight="normal" officeooo:rsid="0042725f" style:font-weight-asian="normal" style:font-weight-complex="normal"/>
    </style:style>
    <style:style style:name="T42" style:family="text">
      <style:text-properties fo:language="en" fo:country="US" fo:font-weight="normal" officeooo:rsid="004498a5" style:font-weight-asian="normal" style:font-weight-complex="normal"/>
    </style:style>
    <style:style style:name="T43" style:family="text">
      <style:text-properties fo:language="en" fo:country="US" fo:font-weight="normal" officeooo:rsid="00458ee9" style:font-weight-asian="normal" style:font-weight-complex="normal"/>
    </style:style>
    <style:style style:name="T44" style:family="text">
      <style:text-properties fo:language="en" fo:country="US" fo:font-weight="normal" officeooo:rsid="004d56a2" style:font-weight-asian="normal" style:font-weight-complex="normal"/>
    </style:style>
    <style:style style:name="T45" style:family="text">
      <style:text-properties fo:language="en" fo:country="US" fo:font-weight="normal" officeooo:rsid="00516670" style:font-weight-asian="normal" style:font-weight-complex="normal"/>
    </style:style>
    <style:style style:name="T46" style:family="text">
      <style:text-properties fo:language="en" fo:country="US" fo:font-weight="normal" officeooo:rsid="0053733b" style:font-weight-asian="normal" style:font-weight-complex="normal"/>
    </style:style>
    <style:style style:name="T47" style:family="text">
      <style:text-properties fo:language="en" fo:country="US" fo:font-weight="normal" officeooo:rsid="003449f5" fo:background-color="#b7b3ca" loext:char-shading-value="0" style:font-weight-asian="normal" style:font-weight-complex="normal"/>
    </style:style>
    <style:style style:name="T48" style:family="text">
      <style:text-properties fo:language="en" fo:country="US" fo:font-weight="normal" officeooo:rsid="00345a17" fo:background-color="#ffd8ce" loext:char-shading-value="0" style:font-weight-asian="normal" style:font-weight-complex="normal"/>
    </style:style>
    <style:style style:name="T49" style:family="text">
      <style:text-properties fo:language="en" fo:country="US" fo:font-weight="normal" officeooo:rsid="00345a17" fo:background-color="transparent" loext:char-shading-value="0" style:font-weight-asian="normal" style:font-weight-complex="normal"/>
    </style:style>
    <style:style style:name="T50" style:family="text">
      <style:text-properties fo:language="en" fo:country="US" fo:font-weight="normal" officeooo:rsid="003641b7" fo:background-color="transparent" loext:char-shading-value="0" style:font-weight-asian="normal" style:font-weight-complex="normal"/>
    </style:style>
    <style:style style:name="T51" style:family="text">
      <style:text-properties fo:language="en" fo:country="US" fo:font-weight="normal" officeooo:rsid="003641b7" fo:background-color="transparent" loext:char-shading-value="0" style:font-weight-asian="normal" style:font-weight-complex="normal" loext:padding="0cm" loext:border="none"/>
    </style:style>
    <style:style style:name="T52" style:family="text">
      <style:text-properties fo:language="en" fo:country="US" fo:font-weight="normal" fo:background-color="transparent" loext:char-shading-value="0" style:font-weight-asian="normal" style:font-weight-complex="normal" loext:padding="0cm" loext:border="none"/>
    </style:style>
    <style:style style:name="T53" style:family="text">
      <style:text-properties fo:language="en" fo:country="US" officeooo:rsid="000bf2c8"/>
    </style:style>
    <style:style style:name="T54" style:family="text">
      <style:text-properties fo:language="en" fo:country="US" style:text-underline-style="solid" style:text-underline-width="auto" style:text-underline-color="font-color" fo:font-weight="normal" officeooo:rsid="0013d30d" style:font-weight-asian="normal" style:font-weight-complex="normal"/>
    </style:style>
    <style:style style:name="T55" style:family="text">
      <style:text-properties fo:language="en" fo:country="US" officeooo:rsid="0019af15"/>
    </style:style>
    <style:style style:name="T56" style:family="text">
      <style:text-properties fo:language="en" fo:country="US" officeooo:rsid="001d499c"/>
    </style:style>
    <style:style style:name="T57" style:family="text">
      <style:text-properties fo:language="en" fo:country="US" fo:font-style="italic" style:font-style-asian="italic" style:font-style-complex="italic"/>
    </style:style>
    <style:style style:name="T58" style:family="text">
      <style:text-properties fo:language="en" fo:country="US" fo:font-style="italic" officeooo:rsid="001d499c" style:font-style-asian="italic" style:font-style-complex="italic"/>
    </style:style>
    <style:style style:name="T59" style:family="text">
      <style:text-properties fo:language="en" fo:country="US" fo:font-style="normal" officeooo:rsid="001d499c" style:font-style-asian="normal" style:font-style-complex="normal"/>
    </style:style>
    <style:style style:name="T60" style:family="text">
      <style:text-properties fo:language="en" fo:country="US" fo:font-style="normal" officeooo:rsid="00458ee9" style:font-style-asian="normal" style:font-style-complex="normal"/>
    </style:style>
    <style:style style:name="T61" style:family="text">
      <style:text-properties fo:language="en" fo:country="US" officeooo:rsid="0020ac04"/>
    </style:style>
    <style:style style:name="T62" style:family="text">
      <style:text-properties fo:language="en" fo:country="US" style:text-underline-style="none" fo:font-weight="bold" officeooo:rsid="003449f5" style:font-weight-asian="bold" style:font-weight-complex="bold"/>
    </style:style>
    <style:style style:name="T63" style:family="text">
      <style:text-properties fo:language="en" fo:country="US" style:text-underline-style="none" fo:font-weight="bold" officeooo:rsid="0034c76c" style:font-weight-asian="bold" style:font-weight-complex="bold"/>
    </style:style>
    <style:style style:name="T64" style:family="text">
      <style:text-properties fo:language="en" fo:country="US" style:text-underline-style="none" fo:font-weight="normal" officeooo:rsid="003449f5" style:font-weight-asian="normal" style:font-weight-complex="normal"/>
    </style:style>
    <style:style style:name="T65" style:family="text">
      <style:text-properties fo:language="en" fo:country="US" style:text-underline-style="none" fo:font-weight="normal" officeooo:rsid="004956c5" style:font-weight-asian="normal" style:font-weight-complex="normal"/>
    </style:style>
    <style:style style:name="T66" style:family="text">
      <style:text-properties fo:language="en" fo:country="US" officeooo:rsid="003a9564"/>
    </style:style>
    <style:style style:name="T67" style:family="text">
      <style:text-properties fo:language="en" fo:country="US" officeooo:rsid="0042725f"/>
    </style:style>
    <style:style style:name="T68" style:family="text">
      <style:text-properties fo:language="en" fo:country="US" officeooo:rsid="004f366a"/>
    </style:style>
    <style:style style:name="T69" style:family="text">
      <style:text-properties style:font-name="Carlito" fo:language="en" fo:country="US" fo:font-weight="normal" style:font-weight-asian="normal" style:font-weight-complex="normal"/>
    </style:style>
    <style:style style:name="T70" style:family="text">
      <style:text-properties style:font-name="Carlito" fo:language="en" fo:country="US" fo:font-weight="normal" officeooo:rsid="00429291" style:font-weight-asian="normal" style:font-weight-complex="normal"/>
    </style:style>
    <style:style style:name="T71" style:family="text">
      <style:text-properties style:font-name="Carlito" fo:language="en" fo:country="US" fo:font-weight="normal" officeooo:rsid="004382e9" style:font-weight-asian="normal" style:font-weight-complex="normal"/>
    </style:style>
    <style:style style:name="T72" style:family="text">
      <style:text-properties style:font-name="Carlito" fo:language="en" fo:country="US" fo:font-weight="normal" fo:background-color="#ffffd7" loext:char-shading-value="0" style:font-weight-asian="normal" style:font-weight-complex="normal"/>
    </style:style>
    <style:style style:name="T73" style:family="text">
      <style:text-properties style:font-name="Carlito" fo:language="en" fo:country="US" fo:font-weight="bold" style:font-weight-asian="bold" style:font-weight-complex="bold"/>
    </style:style>
    <style:style style:name="T74" style:family="text">
      <style:text-properties style:font-name="Carlito" fo:language="en" fo:country="US" fo:font-weight="bold" officeooo:rsid="004382e9" style:font-weight-asian="bold" style:font-weight-complex="bold"/>
    </style:style>
    <style:style style:name="T75" style:family="text">
      <style:text-properties style:font-name="Carlito" fo:language="en" fo:country="US" fo:font-weight="bold" officeooo:rsid="00474fc9" style:font-weight-asian="bold" style:font-weight-complex="bold"/>
    </style:style>
    <style:style style:name="T76" style:family="text">
      <style:text-properties style:font-name="Carlito" fo:language="en" fo:country="US" fo:font-style="italic" fo:font-weight="normal" style:font-style-asian="italic" style:font-weight-asian="normal" style:font-style-complex="italic" style:font-weight-complex="normal"/>
    </style:style>
    <style:style style:name="T77" style:family="text">
      <style:text-properties style:font-name="Carlito" fo:language="en" fo:country="US" fo:font-style="italic" fo:font-weight="bold" style:font-style-asian="italic" style:font-weight-asian="bold" style:font-style-complex="italic" style:font-weight-complex="bold"/>
    </style:style>
    <style:style style:name="T78" style:family="text">
      <style:text-properties style:font-name="Carlito" fo:language="en" fo:country="US" fo:font-style="normal" fo:font-weight="normal" style:font-style-asian="normal" style:font-weight-asian="normal" style:font-style-complex="normal" style:font-weight-complex="normal"/>
    </style:style>
    <style:style style:name="T79" style:family="text">
      <style:text-properties style:font-name="Carlito" fo:language="en" fo:country="US" fo:font-style="normal" fo:font-weight="normal" officeooo:rsid="001f18e1" style:font-style-asian="normal" style:font-weight-asian="normal" style:font-style-complex="normal" style:font-weight-complex="normal"/>
    </style:style>
    <style:style style:name="T80" style:family="text">
      <style:text-properties style:font-name="Carlito" fo:language="en" fo:country="US" fo:font-style="normal" fo:font-weight="bold" style:font-style-asian="normal" style:font-weight-asian="bold" style:font-style-complex="normal" style:font-weight-complex="bold"/>
    </style:style>
    <style:style style:name="T81" style:family="text">
      <style:text-properties fo:font-style="normal" officeooo:rsid="000d6468" style:font-style-asian="normal" style:font-style-complex="normal"/>
    </style:style>
    <style:style style:name="T82" style:family="text">
      <style:text-properties fo:font-style="normal" officeooo:rsid="000ed069" style:font-style-asian="normal" style:font-style-complex="normal"/>
    </style:style>
    <style:style style:name="T83" style:family="text">
      <style:text-properties fo:font-style="normal" officeooo:rsid="0038f184" style:font-style-asian="normal" style:font-style-complex="normal"/>
    </style:style>
    <style:style style:name="T84" style:family="text">
      <style:text-properties fo:font-style="normal" fo:font-weight="bold" officeooo:rsid="000d6468" style:font-style-asian="normal" style:font-weight-asian="bold" style:font-style-complex="normal" style:font-weight-complex="bold"/>
    </style:style>
    <style:style style:name="T85" style:family="text">
      <style:text-properties fo:font-style="normal" fo:font-weight="bold" officeooo:rsid="0038f184" style:font-style-asian="normal" style:font-weight-asian="bold" style:font-style-complex="normal" style:font-weight-complex="bold"/>
    </style:style>
    <style:style style:name="T86" style:family="text">
      <style:text-properties fo:font-style="normal" fo:font-weight="bold" officeooo:rsid="0038f184" fo:background-color="transparent" loext:char-shading-value="0" style:font-style-asian="normal" style:font-weight-asian="bold" style:font-style-complex="normal" style:font-weight-complex="bold"/>
    </style:style>
    <style:style style:name="T87" style:family="text">
      <style:text-properties fo:font-variant="normal" fo:text-transform="none" fo:color="#ffffff" loext:opacity="100%" fo:letter-spacing="normal" fo:language="en" fo:country="US" fo:font-style="normal" fo:font-weight="normal" officeooo:rsid="000bf2c8" style:font-weight-asian="normal" style:font-weight-complex="normal"/>
    </style:style>
    <style:style style:name="T88" style:family="text">
      <style:text-properties fo:font-variant="normal" fo:text-transform="none" fo:color="#000000" loext:opacity="100%" fo:letter-spacing="normal" fo:language="en" fo:country="US" fo:font-style="normal" fo:font-weight="bold" officeooo:rsid="000c3267" style:font-weight-asian="bold" style:font-weight-complex="bold"/>
    </style:style>
    <style:style style:name="T89" style:family="text">
      <style:text-properties fo:font-variant="normal" fo:text-transform="none" fo:color="#000000" loext:opacity="100%" fo:letter-spacing="normal" fo:language="en" fo:country="US" fo:font-style="normal" fo:font-weight="bold" officeooo:rsid="000bf2c8" style:font-weight-asian="bold" style:font-weight-complex="bold"/>
    </style:style>
    <style:style style:name="T90" style:family="text">
      <style:text-properties fo:font-variant="normal" fo:text-transform="none" fo:color="#000000" loext:opacity="100%" style:font-name="Carlito1" fo:letter-spacing="normal" fo:font-style="normal" officeooo:rsid="0023defe" style:font-style-asian="normal" style:font-style-complex="normal"/>
    </style:style>
    <style:style style:name="T91" style:family="text">
      <style:text-properties fo:font-variant="normal" fo:text-transform="none" fo:color="#000000" loext:opacity="100%" style:font-name="Carlito1" fo:letter-spacing="normal" fo:font-style="normal" officeooo:rsid="00281047" style:font-style-asian="normal" style:font-style-complex="normal"/>
    </style:style>
    <style:style style:name="T92" style:family="text">
      <style:text-properties fo:font-variant="normal" fo:text-transform="none" fo:color="#000000" loext:opacity="100%" style:font-name="Carlito1" fo:letter-spacing="normal" fo:font-style="normal" officeooo:rsid="00333695" style:font-style-asian="normal" style:font-style-complex="normal"/>
    </style:style>
    <style:style style:name="T93" style:family="text">
      <style:text-properties fo:font-variant="normal" fo:text-transform="none" fo:color="#000000" loext:opacity="100%" style:font-name="Carlito1" fo:letter-spacing="normal" fo:font-style="normal" officeooo:rsid="004498a5" style:font-style-asian="normal" style:font-style-complex="normal"/>
    </style:style>
    <style:style style:name="T94" style:family="text">
      <style:text-properties fo:font-variant="normal" fo:text-transform="none" fo:color="#000000" loext:opacity="100%" style:font-name="Carlito1" fo:letter-spacing="normal" fo:language="en" fo:country="US" fo:font-style="normal" fo:font-weight="normal" officeooo:rsid="0023defe" style:font-style-asian="normal" style:font-weight-asian="normal" style:font-style-complex="normal" style:font-weight-complex="normal"/>
    </style:style>
    <style:style style:name="T95" style:family="text">
      <style:text-properties fo:font-variant="normal" fo:text-transform="none" fo:letter-spacing="normal" fo:language="en" fo:country="US" fo:font-style="normal" fo:font-weight="normal" officeooo:rsid="000bf2c8" style:font-weight-asian="normal" style:font-weight-complex="normal"/>
    </style:style>
    <style:style style:name="T96" style:family="text">
      <style:text-properties fo:font-variant="normal" fo:text-transform="none" fo:letter-spacing="normal" fo:language="en" fo:country="US" fo:font-style="normal" fo:font-weight="normal" officeooo:rsid="000c3267" style:font-weight-asian="normal" style:font-weight-complex="normal"/>
    </style:style>
    <style:style style:name="T97" style:family="text">
      <style:text-properties fo:font-variant="normal" fo:text-transform="none" fo:letter-spacing="normal" fo:language="en" fo:country="US" fo:font-style="normal" fo:font-weight="normal" officeooo:rsid="000d6468" style:font-weight-asian="normal" style:font-weight-complex="normal"/>
    </style:style>
    <style:style style:name="T98" style:family="text">
      <style:text-properties fo:font-variant="normal" fo:text-transform="none" fo:letter-spacing="normal" fo:language="en" fo:country="US" fo:font-style="normal" fo:font-weight="normal" officeooo:rsid="002290cf" style:font-weight-asian="normal" style:font-weight-complex="normal"/>
    </style:style>
    <style:style style:name="T99" style:family="text">
      <style:text-properties fo:font-variant="normal" fo:text-transform="none" fo:letter-spacing="normal" fo:language="en" fo:country="US" fo:font-style="normal" fo:font-weight="normal" officeooo:rsid="0026dbc6" style:font-weight-asian="normal" style:font-weight-complex="normal"/>
    </style:style>
    <style:style style:name="T100" style:family="text">
      <style:text-properties fo:font-variant="normal" fo:text-transform="none" fo:letter-spacing="normal" fo:language="en" fo:country="US" fo:font-style="normal" fo:font-weight="normal" officeooo:rsid="0037a89a" style:font-weight-asian="normal" style:font-weight-complex="normal"/>
    </style:style>
    <style:style style:name="T101" style:family="text">
      <style:text-properties fo:font-variant="normal" fo:text-transform="none" fo:letter-spacing="normal" fo:language="en" fo:country="US" fo:font-style="normal" fo:font-weight="bold" officeooo:rsid="000c3267" style:font-weight-asian="bold" style:font-weight-complex="bold"/>
    </style:style>
    <style:style style:name="T102" style:family="text">
      <style:text-properties fo:font-variant="normal" fo:text-transform="none" fo:letter-spacing="normal" fo:language="en" fo:country="US" fo:font-style="normal" fo:font-weight="bold" officeooo:rsid="002290cf" style:font-weight-asian="bold" style:font-weight-complex="bold"/>
    </style:style>
    <style:style style:name="T103" style:family="text">
      <style:text-properties fo:font-variant="normal" fo:text-transform="none" fo:letter-spacing="normal" fo:language="en" fo:country="US" fo:font-style="normal" fo:font-weight="bold" officeooo:rsid="00357541" style:font-weight-asian="bold" style:font-weight-complex="bold"/>
    </style:style>
    <style:style style:name="T104" style:family="text">
      <style:text-properties fo:color="#2a6099" loext:opacity="100%" fo:language="en" fo:country="US" fo:font-weight="normal" officeooo:rsid="000bf2c8" style:font-weight-asian="normal" style:font-weight-complex="normal"/>
    </style:style>
    <style:style style:name="T105" style:family="text">
      <style:text-properties fo:color="#000000" loext:opacity="100%" fo:language="en" fo:country="US" fo:font-weight="normal" officeooo:rsid="000bf2c8" style:font-weight-asian="normal" style:font-weight-complex="normal"/>
    </style:style>
    <style:style style:name="T106" style:family="text">
      <style:text-properties fo:color="#000000" loext:opacity="100%" fo:language="en" fo:country="US" fo:font-weight="normal" officeooo:rsid="000ed069" style:font-weight-asian="normal" style:font-weight-complex="normal"/>
    </style:style>
    <style:style style:name="T107" style:family="text">
      <style:text-properties fo:color="#000000" loext:opacity="100%" fo:language="en" fo:country="US" fo:font-weight="normal" officeooo:rsid="001baab2" style:font-weight-asian="normal" style:font-weight-complex="normal"/>
    </style:style>
    <style:style style:name="T108" style:family="text">
      <style:text-properties fo:color="#000000" loext:opacity="100%" fo:language="en" fo:country="US" fo:font-weight="normal" officeooo:rsid="001cdade" style:font-weight-asian="normal" style:font-weight-complex="normal"/>
    </style:style>
    <style:style style:name="T109" style:family="text">
      <style:text-properties fo:color="#000000" loext:opacity="100%" fo:language="en" fo:country="US" fo:font-weight="normal" officeooo:rsid="000bf2c8" fo:background-color="#ffa6a6" loext:char-shading-value="0" style:font-weight-asian="normal" style:font-weight-complex="normal"/>
    </style:style>
    <style:style style:name="T110" style:family="text">
      <style:text-properties officeooo:rsid="000d6468"/>
    </style:style>
    <style:style style:name="T111" style:family="text">
      <style:text-properties fo:font-weight="normal" style:font-weight-asian="normal" style:font-weight-complex="normal"/>
    </style:style>
    <style:style style:name="T112" style:family="text">
      <style:text-properties fo:font-weight="normal" officeooo:rsid="001060e3" style:font-weight-asian="normal" style:font-weight-complex="normal"/>
    </style:style>
    <style:style style:name="T113" style:family="text">
      <style:text-properties fo:font-weight="normal" officeooo:rsid="00429291" style:font-weight-asian="normal" style:font-weight-complex="normal"/>
    </style:style>
    <style:style style:name="T114" style:family="text">
      <style:text-properties officeooo:rsid="0019af15"/>
    </style:style>
    <style:style style:name="T115" style:family="text">
      <style:text-properties style:font-name="Carlito1" fo:font-style="normal" officeooo:rsid="00281047" style:font-style-asian="normal" style:font-style-complex="normal"/>
    </style:style>
    <style:style style:name="T116" style:family="text">
      <style:text-properties style:text-position="super 58%" fo:language="en" fo:country="US" fo:font-weight="normal" officeooo:rsid="0033a4ab" style:font-weight-asian="normal" style:font-weight-complex="normal"/>
    </style:style>
    <style:style style:name="T117" style:family="text">
      <style:text-properties officeooo:rsid="0040d179"/>
    </style:style>
    <style:style style:name="T118" style:family="text">
      <style:text-properties officeooo:rsid="00458ee9"/>
    </style:style>
    <style:style style:name="T119" style:family="text">
      <style:text-properties officeooo:rsid="004ae74a"/>
    </style:style>
    <style:style style:name="T120" style:family="text">
      <style:text-properties officeooo:rsid="00506e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Raspberry pi initial setup</text:p>
      <text:p text:style-name="P75"/>
      <text:p text:style-name="P5">Outline<text:tab/>This document will shed light on the way to setting up a Raspberry Pi computer to be used as a data collector in a drifting buoy hydrophone setup. </text:p>
      <text:p text:style-name="P5"/>
      <text:p text:style-name="P4">SD-card preparation<text:tab/>We want to use the Solo Field Recorder OS SoloOS on th RasPi and in order to do that we must prepare a SD-card so that it can be flashed with aforementioned OS.</text:p>
      <text:p text:style-name="P4"/>
      <text:p text:style-name="P3"><text:span text:style-name="T6"><text:tab/>On most Windows operating systems one can format the SD-card b</text:span><text:span text:style-name="T7">y</text:span><text:span text:style-name="T23"> by plugging the card to the PC with a card-reader and right-clicking on the thumbnail of the drive and selecting</text:span><text:span text:style-name="T7"> format</text:span><text:span text:style-name="T23"> from the drop-down menu. </text:span></text:p>
      <text:p text:style-name="P5"/>
      <text:p text:style-name="P26"><text:tab/><text:span text:style-name="T111">For linux users the </text:span>sudo dd <text:span text:style-name="T112">command, </text:span><text:span text:style-name="T113">that is used when flashing the sd-card</text:span><text:span text:style-name="T112"> will owerwrite any data on the card, so there is no need to format the sd-card </text:span><text:span text:style-name="T113">in advance</text:span><text:span text:style-name="T112">.</text:span></text:p>
      <text:p text:style-name="P42"><text:span text:style-name="Source_20_Text"/></text:p>
      <text:p text:style-name="P69"><text:span text:style-name="Source_20_Text"><text:span text:style-name="T69">Flashing the SOLO OS<text:tab/></text:span></text:span><text:span text:style-name="Source_20_Text"><text:span text:style-name="T72">The documentation at: </text:span></text:span><text:a xlink:type="simple" xlink:href="https://solo-system.github.io/documentation/flashing.html" text:style-name="ListLabel_20_37" text:visited-style-name="ListLabel_20_37"><text:span text:style-name="Source_20_Text"><text:span text:style-name="T72">https://solo-system.github.io/documentation/flashing.htm</text:span></text:span></text:a><text:a xlink:type="simple" xlink:href="https://solo-system.github.io/documentation/flashing.html" text:style-name="ListLabel_20_37" text:visited-style-name="ListLabel_20_37"><text:span text:style-name="Source_20_Text"><text:span text:style-name="T69">l</text:span></text:span></text:a><text:span text:style-name="Source_20_Text"><text:span text:style-name="T69"> is quite extensive </text:span></text:span><text:span text:style-name="Source_20_Text"><text:span text:style-name="T70">and it explains te steps needed to get the SoloOS flashed onto an sd-card</text:span></text:span><text:span text:style-name="Source_20_Text"><text:span text:style-name="T69">. </text:span></text:span><text:span text:style-name="Source_20_Text"><text:span text:style-name="T70">SoloOS is a Operating system that is based on RaspberryPiOS </text:span></text:span><text:span text:style-name="Source_20_Text"><text:span text:style-name="T71">and it can be downloaded from the website in the above link. </text:span></text:span><text:span text:style-name="Source_20_Text"><text:span text:style-name="T69">Instead of using the Win32DiskImager program, one can use </text:span></text:span><text:span text:style-name="Source_20_Text"><text:span text:style-name="T73">Balena Etcher </text:span></text:span><text:span text:style-name="Source_20_Text"><text:span text:style-name="T70">to flash the card</text:span></text:span><text:span text:style-name="Source_20_Text"><text:span text:style-name="T69">.</text:span></text:span></text:p>
      <text:p text:style-name="P69"><text:span text:style-name="Source_20_Text"><text:span text:style-name="T69"/></text:span></text:p>
      <text:p text:style-name="P69"><text:span text:style-name="Source_20_Text"><text:span text:style-name="T69"><text:tab/> In order to flash the sd-card on a linux machine, use the command: </text:span></text:span><text:span text:style-name="Source_20_Text"><text:span text:style-name="T74">lsblk</text:span></text:span><text:span text:style-name="Source_20_Text"><text:span text:style-name="T71"> to locate where your sd-card is mounted. The size od the sd-card is usually a good indicator of which drive the sd-card is. On a debian machine the drive usually mounts to /dev/sdb. Use the command</text:span></text:span><text:span text:style-name="Source_20_Text"><text:span text:style-name="T69"> </text:span></text:span><text:span text:style-name="Source_20_Text"><text:span text:style-name="T73">sudo</text:span></text:span><text:span text:style-name="Source_20_Text"><text:span text:style-name="T69"> </text:span></text:span><text:span text:style-name="Source_20_Text"><text:span text:style-name="T73">dd if=sosi</text:span></text:span><text:span text:style-name="Source_20_Text"><text:span text:style-name="T75">-</text:span></text:span><text:span text:style-name="Source_20_Text"><text:span text:style-name="T73">2019-09-20.img of=/dev/sdX bs=4M conv=fsync</text:span></text:span><text:span text:style-name="Source_20_Text"><text:span text:style-name="T69"> Make sure you replace the img. File with the file name </text:span></text:span><text:span text:style-name="Source_20_Text"><text:span text:style-name="T71">of the file</text:span></text:span><text:span text:style-name="Source_20_Text"><text:span text:style-name="T69"> you have downloaded and substitute </text:span></text:span><text:span text:style-name="Source_20_Text"><text:span text:style-name="T76">dev/</text:span></text:span><text:span text:style-name="Source_20_Text"><text:span text:style-name="T78">sdX with the appropriate drive that your USB-stick is mounted on. </text:span></text:span><text:span text:style-name="Source_20_Text"><text:span text:style-name="T79">Note that a wrong letter here can result in loss of your whole data, so be very careful when writing the command.</text:span></text:span><text:span text:style-name="Source_20_Text"><text:span text:style-name="T78"> Also, before running the command, remember to unmount the drive you want to write on using the </text:span></text:span><text:span text:style-name="Source_20_Text"><text:span text:style-name="T80">umount </text:span></text:span><text:span text:style-name="Source_20_Text"><text:span text:style-name="T77">dev</text:span></text:span><text:span text:style-name="Source_20_Text"><text:span text:style-name="T80">/sdX </text:span></text:span><text:span text:style-name="Source_20_Text"><text:span text:style-name="T78">command.</text:span></text:span></text:p>
      <text:p text:style-name="P3"><text:span text:style-name="Source_20_Text"><text:span text:style-name="T78"/></text:span></text:p>
      <text:p text:style-name="P43"><text:span text:style-name="Source_20_Text"><text:span text:style-name="T115">Re-partitioning<text:tab/>Setting up the Solo for this project </text:span></text:span><text:span text:style-name="Source_20_Text"><text:span text:style-name="T90">will require updating the Solo, which is not possible </text:span></text:span><text:span text:style-name="Source_20_Text"><text:span text:style-name="T91">at the outset</text:span></text:span><text:span text:style-name="Source_20_Text"><text:span text:style-name="T90">, because the Solo is </text:span></text:span><text:span text:style-name="Source_20_Text"><text:span text:style-name="T93">c</text:span></text:span><text:span text:style-name="Source_20_Text"><text:span text:style-name="T90">onfigured to give maximum amount of storage capacity on the sd-card and therefore there is </text:span></text:span><text:span text:style-name="Source_20_Text"><text:span text:style-name="T93">very little</text:span></text:span><text:span text:style-name="Source_20_Text"><text:span text:style-name="T90"> space left on the boot partition for updating the device. Thus, before proceeding to the next pha</text:span></text:span><text:span text:style-name="Source_20_Text"><text:span text:style-name="T91">se</text:span></text:span><text:span text:style-name="Source_20_Text"><text:span text:style-name="T90"> we must re-partition the sd-card to allow for installing additional software on the Pi.</text:span></text:span></text:p>
      <text:p text:style-name="P43"><text:span text:style-name="Source_20_Text"><text:span text:style-name="T94"/></text:span></text:p>
      <text:p text:style-name="P43"><text:span text:style-name="Source_20_Text"><text:span text:style-name="T90"><text:tab/></text:span></text:span><text:span text:style-name="Source_20_Text"><text:span text:style-name="T92">I managed to do the repartitioning following this post: </text:span></text:span><text:a xlink:type="simple" xlink:href="https://moreless.medium.com/extend-partition-and-file-system-on-raspberr-a48af9e90858" text:style-name="Internet_20_link" text:visited-style-name="Visited_20_Internet_20_Link"><text:span text:style-name="Source_20_Text">https://moreless.medium.com/extend-partition-and-file-system-on-raspberr-a48af9e90858</text:span></text:a></text:p>
      <text:p text:style-name="P76"><text:span text:style-name="Source_20_Text"/></text:p>
      <text:p text:style-name="P63"><text:soft-page-break/><text:span text:style-name="T23"><text:tab/></text:span><text:span text:style-name="T34">The Solo OS is set up so that it automatically creates a third partition for the data to be stored on the sdcard. This </text:span><text:span text:style-name="T42">is</text:span><text:span text:style-name="T34"> done by a bash script on startup. This will leave the </text:span><text:span text:style-name="T17">rootfs </text:span><text:span text:style-name="T34">partition </text:span><text:span text:style-name="T42">wedged</text:span><text:span text:style-name="T34"> between the boot partition and the </text:span><text:span text:style-name="T42">main</text:span><text:span text:style-name="T34"> partition making it very difficult to expand it. Thus I opted to use the </text:span><text:span text:style-name="T17">fdisk </text:span><text:span text:style-name="T34">tool to expand the rootfs partition before the 3</text:span><text:span text:style-name="T116">rd</text:span><text:span text:style-name="T34"> partition is created. </text:span><text:span text:style-name="T35">The way to do this is discussed in </text:span><text:span text:style-name="T47">appendix 2</text:span></text:p>
      <text:p text:style-name="P12"/>
      <text:p text:style-name="P13">Run fdisk<text:tab/>In the linux terminal, with the sdcard connected to your Debian 10 computer, locate the sdcard.</text:p>
      <text:p text:style-name="P13"><text:tab/></text:p>
      <text:p text:style-name="P64"><text:span text:style-name="T23"><text:tab/></text:span><text:span text:style-name="T7">lsblk</text:span></text:p>
      <text:p text:style-name="P30"/>
      <text:p text:style-name="P64"><text:span text:style-name="T7"><text:tab/></text:span><text:span text:style-name="T23">This will give you the location. Usually it’s /dev/sdb</text:span></text:p>
      <text:p text:style-name="P13"/>
      <text:p text:style-name="P19"><text:tab/>First you must unmount the drive;</text:p>
      <text:p text:style-name="P19"><text:tab/></text:p>
      <text:p text:style-name="P70"><text:span text:style-name="T23"><text:tab/></text:span><text:span text:style-name="T7">sudo umount /dev/sdX </text:span><text:span text:style-name="T17">#where X is substituted for your drive letter</text:span></text:p>
      <text:p text:style-name="P13"/>
      <text:p text:style-name="P64"><text:span text:style-name="T23"><text:tab/></text:span><text:span text:style-name="T7">sudo fdisk /dev/sdX <text:tab/>#where X is substituted for your drive letter</text:span></text:p>
      <text:p text:style-name="P30"/>
      <text:p text:style-name="P64"><text:span text:style-name="T7"><text:tab/></text:span><text:span text:style-name="T35">Command: </text:span><text:span text:style-name="T18">p </text:span><text:span text:style-name="T35">to see the start and end of the partitions</text:span></text:p>
      <text:p text:style-name="P14"/>
      <text:p text:style-name="P64"><text:span text:style-name="T35"><text:tab/></text:span><text:span text:style-name="T18">F </text:span><text:span text:style-name="T35">to see the free space that is unallocated</text:span></text:p>
      <text:p text:style-name="P14"/>
      <text:p text:style-name="P64"><text:span text:style-name="T7"><text:tab/></text:span><text:span text:style-name="T62">d </text:span><text:span text:style-name="T64">to delete the partition </text:span><text:span text:style-name="T62">2</text:span></text:p>
      <text:p text:style-name="P34"><text:tab/></text:p>
      <text:p text:style-name="P64"><text:span text:style-name="T62"><text:tab/></text:span><text:span text:style-name="T65">Scroll up</text:span><text:span text:style-name="T64"> for reference, because you must start the new partition on exactly the same sector that it was on or the partition will not work.</text:span></text:p>
      <text:p text:style-name="P36"/>
      <text:p text:style-name="P64"><text:span text:style-name="T64"><text:tab/></text:span><text:span text:style-name="T62">n </text:span><text:span text:style-name="T64">for new partition, make it a </text:span><text:span text:style-name="T62">p</text:span><text:span text:style-name="T64">rimary partition number </text:span><text:span text:style-name="T62">2</text:span></text:p>
      <text:p text:style-name="P34"/>
      <text:p text:style-name="P73"><text:tab/>First sector, use same as the previous partition 2. End sector, grow this an appropriate amount. I substituted the first number by the number 9, which gave me ample space, around 4 gib.</text:p>
      <text:p text:style-name="P64"><text:span text:style-name="T62"><text:tab/>N </text:span><text:span text:style-name="T64">as in do not remove the signature.</text:span></text:p>
      <text:p text:style-name="P36"/>
      <text:p text:style-name="P65"><text:span text:style-name="T64"><text:tab/></text:span><text:span text:style-name="T62">p</text:span><text:span text:style-name="T64"> to view the newly created partitioning</text:span></text:p>
      <text:p text:style-name="P37"/>
      <text:p text:style-name="P65"><text:span text:style-name="T64"><text:tab/></text:span><text:span text:style-name="T62">w</text:span><text:span text:style-name="T64"> <text:s/>to write the new partition</text:span></text:p>
      <text:p text:style-name="P37"/>
      <text:p text:style-name="P37">Run fsck<text:tab/>Now it is a good idea to check the filesystem.</text:p>
      <text:p text:style-name="P37"/>
      <text:p text:style-name="P65"><text:span text:style-name="T64"><text:tab/></text:span><text:span text:style-name="T62">sudo e2fsck -f /dev/sdX2<text:tab/>#again substituting the X</text:span></text:p>
      <text:p text:style-name="P35"/>
      <text:p text:style-name="P65"><text:span text:style-name="T62"><text:tab/>sudo resize2fs /dev/sd</text:span><text:span text:style-name="T63">X</text:span><text:span text:style-name="T62">2</text:span></text:p>
      <text:p text:style-name="P34"/>
      <text:p text:style-name="P34"><text:tab/></text:p>
      <text:p text:style-name="P79"/>
      <text:p text:style-name="P45"><text:soft-page-break/><text:span text:style-name="T67">S</text:span><text:span text:style-name="T6">etting up Wifi<text:tab/>In order to set up the Raspberry to connect to Wifi automatically we need to make a file called </text:span><text:span text:style-name="T7">wpa_supplicant.conf </text:span><text:span text:style-name="T6">in </text:span><text:span text:style-name="T68">your equivalent of /home/media/username/boot.</text:span></text:p>
      <text:p text:style-name="P80"/>
      <text:p text:style-name="P80"><text:tab/>To do this you can insert the sd card with the flashed solo image into your pc and using a terminal window to make the file. Navigate to the boot folder of your sd-card, then</text:p>
      <text:p text:style-name="P80"/>
      <text:p text:style-name="P46"><text:span text:style-name="T6"><text:tab/></text:span><text:span text:style-name="T7">sudo nano wpa_supplicant</text:span><text:span text:style-name="T21">.conf</text:span></text:p>
      <text:p text:style-name="P21"/>
      <text:p text:style-name="P21"><text:tab/>The file is a text file <text:span text:style-name="T120">that needs to have the</text:span> the text:</text:p>
      <text:p text:style-name="P21"/>
      <text:p text:style-name="P21"><text:tab/>ctrl_interface=DIR=/var/run/wpa_supplicant GROUP=netdev</text:p>
      <text:p text:style-name="P21"><text:tab/>update_config=1</text:p>
      <text:p text:style-name="P21"><text:tab/>country=FI</text:p>
      <text:p text:style-name="P21"><text:tab/>network={</text:p>
      <text:p text:style-name="P21"><text:tab/> ssid="<text:span text:style-name="T120">Name_of_network</text:span>"</text:p>
      <text:p text:style-name="P21"><text:tab/> psk="xxxx"</text:p>
      <text:p text:style-name="P21"><text:tab/> }</text:p>
      <text:p text:style-name="P21"/>
      <text:p text:style-name="P21"><text:tab/>Where ssid = the name of the network you want to connect to the pi via and psk stands for passkey.</text:p>
      <text:p text:style-name="P21"/>
      <text:p text:style-name="P23">Enabling SSH<text:tab/>To enable SSH you need to make an empty file in the boot partition:</text:p>
      <text:p text:style-name="P23"/>
      <text:p text:style-name="P23"><text:tab/><text:span text:style-name="T1">sudo touch ssh</text:span></text:p>
      <text:p text:style-name="P82"/>
      <text:p text:style-name="P24">Installing pytho</text:p>
      <text:p text:style-name="P79"/>
      <text:p text:style-name="P79"/>
      <text:p text:style-name="P79"/>
      <text:p text:style-name="P63"><text:span text:style-name="T23">Configuring the SOLO<text:tab/></text:span><text:span text:style-name="T27">Configuration of the Solo is done by editing the different conf files, namely the solo.conf and amon.conf files. </text:span><text:span text:style-name="T32">You can alter these files in Windows by connecting the sd-card to your PC and navigating to the</text:span><text:span text:style-name="T15"> rootfs</text:span><text:span text:style-name="T32"> <text:s/>or</text:span><text:span text:style-name="T15"> boot</text:span><text:span text:style-name="T32"> respectively and editing the files with your preferred text editor, such as Notepad. </text:span><text:span text:style-name="T33">Alternatively one can SSH into the RasPi and use </text:span><text:span text:style-name="T16">nano </text:span><text:span text:style-name="T33"><text:s/>or </text:span><text:span text:style-name="T16">vim</text:span><text:span text:style-name="T33"> to edit the files.</text:span></text:p>
      <text:p text:style-name="P11"/>
      <text:p text:style-name="P63"><text:span text:style-name="T32"><text:tab/></text:span><text:span text:style-name="T26">A noteworthy thing I came across is that there are two files named amon.conf </text:span><text:span text:style-name="T32">in the Solo filesystems</text:span><text:span text:style-name="T26">. One is situated in the </text:span><text:span text:style-name="T9">rootfs</text:span><text:span text:style-name="T26"> behind </text:span><text:span text:style-name="T9">/home/amon/amon/</text:span><text:span text:style-name="T26"> the other one is in the </text:span><text:span text:style-name="T9">boot</text:span><text:span text:style-name="T26"> folder. </text:span><text:span text:style-name="T27">Some of the settings in the amon.conf files are overlapping and </text:span><text:span text:style-name="T54">the boot amon.conf file overrides the rootfs amon.conf.</text:span></text:p>
      <text:p text:style-name="P8"/>
      <text:p text:style-name="P60"><text:span text:style-name="T23"><text:tab/></text:span><text:span text:style-name="T28">For claritys sake, what I did to the configurations:</text:span></text:p>
      <text:p text:style-name="P9"/>
      <text:p text:style-name="P60"><text:span text:style-name="T28"><text:tab/></text:span><text:span text:style-name="T10">Boot amon.conf : </text:span></text:p>
      <text:p text:style-name="P28"/>
      <text:p text:style-name="P60"><text:span text:style-name="T10"><text:tab/></text:span><text:span text:style-name="T28">SAMPLERATE=”-r192000”<text:tab/></text:span><text:span text:style-name="T43">#I changed the samplerate to 192000kHz</text:span></text:p>
      <text:p text:style-name="P9"><text:tab/>CHANNELS=”-c2”<text:tab/><text:span text:style-name="T118">#Set the channels option for “2”</text:span></text:p>
      <text:p text:style-name="P9"/>
      <text:p text:style-name="P60"><text:soft-page-break/><text:span text:style-name="T28"><text:tab/></text:span><text:span text:style-name="T11">Rootfs amon.conf :</text:span></text:p>
      <text:p text:style-name="P29"/>
      <text:p text:style-name="P60"><text:span text:style-name="T11"><text:tab/></text:span><text:span text:style-name="T28">SAMPLERATE=”-r192000” #To be sure</text:span></text:p>
      <text:p text:style-name="P9"><text:tab/>CHANNELS=”-c2”</text:p>
      <text:p text:style-name="P9"><text:tab/>DURATION=1 <text:tab/><text:tab/>#I set it at one minute to see that the solo records <text:tab/><text:tab/>#several files. Later I will set it to 60 as in 60 minutes</text:p>
      <text:p text:style-name="P60"><text:span text:style-name="T28"><text:tab/></text:span><text:span text:style-name="T29">AMONDATA=”/</text:span><text:span text:style-name="T30">mnt/sdcard/amondata” <text:tab/># I exchange the sdcard to </text:span><text:span text:style-name="T12">myhdd </text:span><text:span text:style-name="T30">after <text:tab/><text:tab/><text:tab/>setting up the external HDD</text:span><text:span text:style-name="T29"> </text:span></text:p>
      <text:p text:style-name="P10"><text:tab/></text:p>
      <text:p text:style-name="P60"><text:span text:style-name="T23"><text:tab/>The configuration is also well documented at : </text:span><text:a xlink:type="simple" xlink:href="https://solo-system.github.io/documentation/configuration.html" text:style-name="ListLabel_20_39" text:visited-style-name="ListLabel_20_39"><text:span text:style-name="Internet_20_link"><text:span text:style-name="T23">https://solo-system.github.io/documentation/configuration.html</text:span></text:span></text:a><text:span text:style-name="T23"> What is most of interest to us is the self-explanatory; </text:span><text:span text:style-name="T22">SAMPLERATE=”-r16000”</text:span><text:span text:style-name="T23"> controls the sample rate of the audio in Hz. Set it to 8000, 16000, 44100 or anything up to 192000, depending on your audio-card’s capability. Also in the </text:span><text:span text:style-name="T7">amon.conf file</text:span><text:span text:style-name="T23"> one ought to change the value of </text:span><text:span text:style-name="T7">DURATION=10</text:span><text:span text:style-name="T23"> to </text:span><text:span text:style-name="T7">60</text:span><text:span text:style-name="T23"> as in 60 minutes. The way to edit the file with a Windows operating system is to right click on the </text:span><text:span text:style-name="T7">notepad</text:span><text:span text:style-name="T23"> program → </text:span><text:span text:style-name="T7">Run as administrator → Allow system to make changes, Yes. </text:span><text:span text:style-name="T23">Then one ought to change the afore mentioned values and save the file.</text:span></text:p>
      <text:p text:style-name="P74"/>
      <text:p text:style-name="P4">First recording<text:tab/>The SOLO will automatically start recording when the power cord is attached to the Pi. Make sure the Sound card is attached to the Pi via USB and that the power indicator light tuns on on the Sound Card and that the Microphone is plugge<text:span text:style-name="T114">d</text:span> in. The Red LED on the Pi indicates that it is getting power and the green LED indicates that the software is alive with a hearbeat-like pulsation.</text:p>
      <text:p text:style-name="P4"/>
      <text:p text:style-name="P61"><text:span text:style-name="T6">Extracting the data<text:tab/>The wav. Files can be extracted from the Pi by removing the SD-card and plugging it to the computer via card reader.Once the card is connected, the PC will recognise the card, and the audio will become available to copy. You should ensure that you have sufficient storage on your PC to handle all the audio data files (Solos can collect a LOT of data). </text:span><text:span text:style-name="T55">If you are a Windows user, the PC might not recognize the sd-card. If this is the case you need to install </text:span><text:span text:style-name="T13">Linux_reader.</text:span></text:p>
      <text:p text:style-name="P32"/>
      <text:p text:style-name="P62"><text:span text:style-name="T6"><text:tab/> </text:span><text:span text:style-name="T56">On the solo site it says: </text:span><text:span text:style-name="T58">“</text:span><text:span text:style-name="T57">Once you have safely copied the data, you should consider the contents of the memory card to be useless, reflash the card. Note: Deleting the audio and re-using the card in a Solo without reflashing - might work, but is not recommended. Always use a freshly flashed memory card when you prepare a Solo.”</text:span></text:p>
      <text:p text:style-name="P33"/>
      <text:p text:style-name="P62"><text:span text:style-name="T57"><text:tab/></text:span><text:span text:style-name="T59">This is all well and good but </text:span><text:span text:style-name="T60">one </text:span><text:span text:style-name="T59">should bear in mind that if you flash the sdcard all your conf. file settings</text:span><text:span text:style-name="T6"> </text:span><text:span text:style-name="T56">are done away with and you must set them again. Hence, I will try to get away with erasing the data and re-using the solo setup I have and only if trouble arises will I re-flash the sd-card. If one uses the external HDD instead this problem might be a smaller one, maybe.</text:span></text:p>
      <text:p text:style-name="P4"><text:soft-page-break/></text:p>
      <text:p text:style-name="P3"><text:span text:style-name="T6">Setting up </text:span><text:span text:style-name="T66">SS</text:span><text:span text:style-name="T6">D<text:tab/>I</text:span><text:span text:style-name="T61">f one wants</text:span><text:span text:style-name="T6"> to store files on an external HDD one must mount the HDD and alter the path to the wav files of the recorder. </text:span><text:span text:style-name="T53">There are at least two ways of doing this. One way to do it is to SSH into the Pi using a network cable and a home router. Another way is to</text:span><text:span text:style-name="T6"> </text:span><text:span text:style-name="T53">alter</text:span><text:span text:style-name="T6"> the </text:span><text:span text:style-name="T7">solo.conf file </text:span><text:span text:style-name="T23">in the same man</text:span><text:span text:style-name="T24">n</text:span><text:span text:style-name="T23">er as noted earlier in this document. The thing to alter is to uncomment </text:span><text:span text:style-name="T7">SOLO_POWERMODE=normal </text:span><text:span text:style-name="T23">and comment </text:span><text:bookmark-start text:name="__DdeLink__117_4245766219"/><text:span text:style-name="T7">SOLO_POWERMODE=lowest</text:span><text:bookmark-end text:name="__DdeLink__117_4245766219"/><text:span text:style-name="T7">.</text:span><text:span text:style-name="T23"> To comment these lines one is to use the </text:span><text:span text:style-name="T7"># </text:span><text:span text:style-name="T23">symbol. This will disable the power saving feature of turning off the HDMI-port power. <text:s/>The next step is to connect a display to the HDMI port and a keyboard to one of the the usb-slots. With the SD-card back in the Raspberry it can now be turned on by connecting power to the Pi. </text:span><text:span text:style-name="T31">Furthermore, you can connect the sd-card to the pc via card reader and alter the </text:span><text:span text:style-name="T14">solo.conf</text:span><text:span text:style-name="T31"> file that way.</text:span></text:p>
      <text:p text:style-name="P44"/>
      <text:p text:style-name="P47"><text:span text:style-name="T23">Configuring the </text:span><text:span text:style-name="T36">SS</text:span><text:span text:style-name="T23">D<text:tab/></text:span><text:span text:style-name="T24">A more extensive view on how to configure external drives on the Raspberry can be found at </text:span><text:a xlink:type="simple" xlink:href="https://www.raspberrypi.com/documentation/computers/configuration.html#external-storage-configuration" text:style-name="Internet_20_link" text:visited-style-name="Visited_20_Internet_20_Link"><text:span text:style-name="T104">https://www.raspberrypi.com/documentation/computers/configuration.html#external-storage-configuration</text:span></text:a></text:p>
      <text:p text:style-name="P54"/>
      <text:p text:style-name="P47"><text:span text:style-name="T104"><text:tab/></text:span><text:span text:style-name="T106">Note that the Raspberry Pi OS which the Solo OS is based upon is built on Debian Linux, so navigating the filesystem with the terminal is done with linux commands. </text:span><text:span text:style-name="T108">This is where your Linux terminal navigation skills come in handy.</text:span><text:span text:style-name="T106"> </text:span><text:span text:style-name="T107">The procedures are the same whether you are SSH:ing into the pi or using a monitor and keyboard to do the job.</text:span></text:p>
      <text:p text:style-name="P50"/>
      <text:p text:style-name="P47"><text:span text:style-name="T105"><text:tab/></text:span><text:span text:style-name="T24"> </text:span><text:span text:style-name="T23">Upon startup the Pi asks for the login username and password. The defaults are </text:span><text:span text:style-name="T7">pi </text:span><text:span text:style-name="T23">as username and </text:span><text:span text:style-name="T7">raspberry</text:span><text:span text:style-name="T23"> password. You can connect your external hard disk, SSD, or USB stick to any of the USB ports on the Raspberry Pi, and mount the file system to access the data stored on it. By default, your Raspberry Pi automatically mounts some of the popular file systems such as FAT, NTFS, and HFS+ at the /media/pi/&lt;HARD-DRIVE-LABEL&gt; location.</text:span></text:p>
      <text:p text:style-name="P7"/>
      <text:p text:style-name="P52"><text:span text:style-name="T23"><text:tab/></text:span><text:span text:style-name="T24">Use the command: </text:span><text:span text:style-name="T87">s</text:span></text:p>
      <text:p text:style-name="P52"><text:span text:style-name="T87"><text:tab/></text:span><text:span text:style-name="T88">su</text:span><text:span text:style-name="T89">do lsblk -o UUID,NAME,FSTYPE,SIZE,MOUNTPOINT,LABEL,MODEL</text:span></text:p>
      <text:p text:style-name="P48"><text:span text:style-name="T95"><text:tab/></text:span><text:span text:style-name="T96">to list the mounted usb devices on the raspberry.</text:span></text:p>
      <text:p text:style-name="P55"><text:tab/></text:p>
      <text:p text:style-name="P48"><text:span text:style-name="T96"><text:tab/>Use the SIZE, LABEL and MODEL columns to identify the name of the disk partition that points to your storage device. For example </text:span><text:span text:style-name="T101">sda1</text:span></text:p>
      <text:p text:style-name="P58"/>
      <text:p text:style-name="P58"><text:tab/></text:p>
      <text:p text:style-name="P55"/>
      <text:p text:style-name="P48"><text:span text:style-name="T99">Configuring the </text:span><text:span text:style-name="T100">SS</text:span><text:span text:style-name="T99">D</text:span><text:span text:style-name="T96"><text:tab/>The FSTYPE column contains the filesystem type. If your storage device uses an</text:span></text:p>
      <text:p text:style-name="P55"><text:tab/>exFAT file system, install the exFAT driver:</text:p>
      <text:p text:style-name="P55"/>
      <text:p text:style-name="P48"><text:span text:style-name="T96"><text:tab/></text:span><text:span text:style-name="T102">sudo apt update</text:span></text:p>
      <text:p text:style-name="P59"><text:soft-page-break/><text:tab/>sudo apt install exfat–fuse</text:p>
      <text:p text:style-name="P59"/>
      <text:p text:style-name="P48"><text:span text:style-name="T102"><text:tab/></text:span><text:span text:style-name="T98">If your storage device uses an NTFS file system, you will have read-only access to it.</text:span></text:p>
      <text:p text:style-name="P57"><text:tab/>If you want to write to the device, you can install the ntfs-3g driver:</text:p>
      <text:p text:style-name="P57"/>
      <text:p text:style-name="P72"><text:tab/>sudo apt update</text:p>
      <text:p text:style-name="P72"><text:tab/>sudo apt install ntfs-3g</text:p>
      <text:p text:style-name="P72"/>
      <text:p text:style-name="P55"/>
      <text:p text:style-name="P55"><text:tab/>Run the following command to get the location of the disk partition(example, sda1):</text:p>
      <text:p text:style-name="P55"/>
      <text:p text:style-name="P48"><text:span text:style-name="T96"><text:tab/></text:span><text:span text:style-name="T101">sudo blkid</text:span></text:p>
      <text:p text:style-name="P58"/>
      <text:p text:style-name="P48"><text:span text:style-name="T101"><text:tab/></text:span><text:span text:style-name="T96">Create a target folder to be the mount point of the storage device. The mount point name used in this case is myhdd. You can specify a name of your choice:</text:span></text:p>
      <text:p text:style-name="P55"/>
      <text:p text:style-name="P48"><text:span text:style-name="T96"><text:tab/></text:span><text:span text:style-name="T101">sudo mkdir /mnt/my</text:span><text:span text:style-name="T103">ssd</text:span></text:p>
      <text:p text:style-name="P58"/>
      <text:p text:style-name="P51"><text:span text:style-name="T96">Configuring the </text:span><text:span text:style-name="T100">SS</text:span><text:span text:style-name="T96">D<text:tab/>Mount the storage device at the mount point you created</text:span><text:span text:style-name="T97">(substitute X with your target letter)</text:span><text:span text:style-name="T96">:</text:span></text:p>
      <text:p text:style-name="P56"/>
      <text:p text:style-name="P51"><text:span text:style-name="T96"><text:tab/></text:span><text:span text:style-name="T101">sudo mount /dev/sdX <text:s/>/mnt/my</text:span><text:span text:style-name="T103">ssd</text:span><text:span text:style-name="T101"><text:tab/></text:span></text:p>
      <text:p text:style-name="P49"/>
      <text:p text:style-name="P6"><text:tab/><text:span text:style-name="T110">Verify that the storage device is mounted successfully by listing the contents:</text:span></text:p>
      <text:p text:style-name="P6"/>
      <text:p text:style-name="P6"><text:tab/><text:span text:style-name="T2">ls /mnt/my</text:span><text:span text:style-name="T3">ssd</text:span></text:p>
      <text:p text:style-name="P27"/>
      <text:p text:style-name="P15"><text:span text:style-name="T2"><text:tab/></text:span><text:span text:style-name="T81">When in th</text:span><text:span text:style-name="T82">e myhdd</text:span><text:span text:style-name="T81"> directory one should make the directory to put the wavs in using the command</text:span><text:span text:style-name="T84"> sudo mkdir amondata </text:span><text:span text:style-name="T81">.</text:span></text:p>
      <text:p text:style-name="P38"/>
      <text:p text:style-name="P16"><text:span text:style-name="T81"><text:tab/></text:span><text:span text:style-name="T83">Also, we want to make a folder here for the gps data. </text:span><text:span text:style-name="T85"><text:s/></text:span><text:span text:style-name="T84">sudo mkdir </text:span><text:span text:style-name="T85">gps</text:span><text:span text:style-name="T84">data</text:span></text:p>
      <text:p text:style-name="P38"/>
      <text:p text:style-name="P15"><text:span text:style-name="T81"><text:tab/></text:span><text:span text:style-name="T83">It is then possible to make the average user able to access the data, (this is optional).</text:span></text:p>
      <text:p text:style-name="P39"/>
      <text:p text:style-name="P15"><text:span text:style-name="T83"><text:tab/></text:span><text:span text:style-name="T86">sudo chmod 777 /mnt/myssd</text:span></text:p>
      <text:p text:style-name="P40"><text:tab/>sudo chmod 777 /mnt/myssd/amondata</text:p>
      <text:p text:style-name="P41"><text:tab/>sudo chmod 777 /mnt/myssd/gpsdata</text:p>
      <text:p text:style-name="P27"/>
      <text:p text:style-name="P53"><text:span text:style-name="T8"><text:tab/></text:span><text:span text:style-name="T23">After completing the previous step, </text:span><text:span text:style-name="T7">amon.conf</text:span><text:span text:style-name="T25">(located in the rootfs directory)</text:span><text:span text:style-name="T7"> </text:span><text:span text:style-name="T23">file must be altered again to accommodate the new HDD. Write the line </text:span><text:span text:style-name="T7">AMONDATA=”/mnt/my</text:span><text:span text:style-name="T19">ssd</text:span><text:span text:style-name="T7">/amondata” </text:span><text:span text:style-name="T23">Also, to save power one should revert the </text:span><text:span text:style-name="T7">solo.conf </text:span><text:span text:style-name="T23">file back to read <text:s/></text:span><text:span text:style-name="T7">SOLO_POWERMODE=lowest. </text:span><text:span text:style-name="T23">And Bob’s your uncle. Now the Raspberry should, in theory, be ready to record to the HDD.</text:span></text:p>
      <text:p text:style-name="P44"><text:soft-page-break/></text:p>
      <text:p text:style-name="P66"><text:span text:style-name="T23">Automatic mounting<text:tab/></text:span><text:span text:style-name="T38">The way to automatically mount an external drive i</text:span><text:span text:style-name="T37">s discussed in detail in </text:span><text:a xlink:type="simple" xlink:href="https://www.raspberrypi.com/documentation/computers/configuration.html#external-storage-configuration" text:style-name="Internet_20_link" text:visited-style-name="Visited_20_Internet_20_Link"><text:span text:style-name="T46">https://www.raspberrypi.com/documentation/computers/configuration.html#external-storage-configuration</text:span></text:a></text:p>
      <text:p text:style-name="P84"><text:span text:style-name="T45"/></text:p>
      <text:p text:style-name="P5"/>
      <text:p text:style-name="P4"><text:tab/> </text:p>
      <text:p text:style-name="P3"><text:span text:style-name="T23">Configuring the GPS<text:tab/>We stand on the shoulders of giants, so, here’s another link of instructions I followed to set up the GPS. </text:span><text:a xlink:type="simple" xlink:href="https://www.instructables.com/Raspberry-Pi-3-GPS-Data-Logger/" text:style-name="ListLabel_20_41" text:visited-style-name="ListLabel_20_41"><text:span text:style-name="Internet_20_link"><text:span text:style-name="T7">https://www.instructables.com/Raspberry-Pi-3-GPS-Data-Logger/</text:span></text:span></text:a><text:span text:style-name="T7"> </text:span></text:p>
      <text:p text:style-name="P47"/>
      <text:p text:style-name="P68"><text:span text:style-name="T23">Logging the data<text:tab/></text:span><text:span text:style-name="T40">Using</text:span><text:span text:style-name="T39"> OZZmaker</text:span><text:span text:style-name="T40">s</text:span><text:span text:style-name="T39"> script</text:span><text:span text:style-name="T44">, that is tweaked to fit our needs</text:span><text:span text:style-name="T40"> one can save the GPS data in a csv file. </text:span></text:p>
      <text:p text:style-name="P17"/>
      <text:p text:style-name="P17"/>
      <text:p text:style-name="P17"/>
      <text:p text:style-name="P77">Launching logger script<text:tab/><text:span text:style-name="T117">I made a shell script that I cobbled together from different sources online. </text:span></text:p>
      <text:p text:style-name="P77"/>
      <text:p text:style-name="P77"><text:tab/><text:tab/><text:span text:style-name="T4">sudo nano ~/GPSlogger.sh</text:span></text:p>
      <text:p text:style-name="P77"/>
      <text:p text:style-name="P77"/>
      <text:p text:style-name="P77"><text:tab/><text:tab/><text:span text:style-name="T4">#!/bin/bash</text:span></text:p>
      <text:p text:style-name="P78"/>
      <text:p text:style-name="P78"><text:tab/><text:tab/>cd /</text:p>
      <text:p text:style-name="P78"><text:tab/><text:tab/>cd home/pythonscripts</text:p>
      <text:p text:style-name="P78"><text:tab/><text:tab/>sudo python gpsscript.py</text:p>
      <text:p text:style-name="P78"/>
      <text:p text:style-name="P77"><text:span text:style-name="T4"><text:tab/></text:span><text:span text:style-name="T117"><text:tab/>Here, gpsscript.py is exactly a copy of OZZmakers GPS logger </text:span><text:span text:style-name="T119"><text:tab/><text:tab/></text:span><text:span text:style-name="T117">script.</text:span></text:p>
      <text:p text:style-name="P77"/>
      <text:p text:style-name="P77"><text:tab/><text:tab/><text:span text:style-name="T117">The shell script I made must be made executable;</text:span></text:p>
      <text:p text:style-name="P77"/>
      <text:p text:style-name="P77"><text:tab/><text:tab/><text:span text:style-name="T4">sudo chmod 755 GPSlogger.sh</text:span></text:p>
      <text:p text:style-name="P78"/>
      <text:p text:style-name="P77"><text:span text:style-name="T4"><text:tab/><text:tab/></text:span><text:span text:style-name="T117">Then we will alter the crontab to invoke running the shell script on </text:span><text:span text:style-name="T119"><text:tab/><text:tab/></text:span><text:span text:style-name="T117">startup.</text:span></text:p>
      <text:p text:style-name="P77"/>
      <text:p text:style-name="P77"><text:tab/><text:tab/><text:span text:style-name="T5">crontab -e</text:span></text:p>
      <text:p text:style-name="P67"><text:span text:style-name="T7"><text:s/></text:span><text:span text:style-name="T23"><text:tab/></text:span></text:p>
      <text:p text:style-name="P67"><text:span text:style-name="T23"><text:tab/></text:span><text:span text:style-name="T41">Add the below line to the bottom</text:span></text:p>
      <text:p text:style-name="P18"/>
      <text:p text:style-name="P67"><text:span text:style-name="T41"><text:tab/></text:span><text:span text:style-name="T20">@reboot /home/pi/GPSlogger.sh</text:span></text:p>
      <text:p text:style-name="P31"/>
      <text:p text:style-name="P20"/>
      <text:p text:style-name="P20"/>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rlito" svg:font-family="Carlit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fi" fo:country="FI"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loext:opacity="0%" style:font-name="Calibri" fo:font-size="10pt" fo:language="fi" fo:country="FI"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punctuation-wrap="hanging" style:writing-mode="lr-tb"/>
      <style:text-properties style:use-window-font-color="true" loext:opacity="0%" style:font-name="Calibri" fo:font-family="Calibri" style:font-family-generic="roman" style:font-pitch="variable" fo:font-size="11pt" fo:language="fi" fo:country="FI"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Otsikko" style:family="paragraph" style:parent-style-name="Standard" style:next-style-name="Text_20_body" style:default-outline-level="">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akemisto" style:family="paragraph" style:parent-style-name="Standard" style:default-outline-level="">
      <style:paragraph-properties text:number-lines="false" text:line-number="0"/>
      <style:text-properties style:font-name-complex="Noto Sans Devanagari" style:font-family-complex="'Noto Sans Devanagari'" style:font-family-generic-complex="system" style:font-pitch-complex="variable"/>
    </style:style>
    <style:style style:name="Title" style:family="paragraph" style:parent-style-name="Standard" style:next-style-name="Text_20_body" style:default-outline-level=""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Ylätunniste_20_ja_20_alatunniste" style:display-name="Ylätunniste ja alatunniste" style:family="paragraph" style:parent-style-name="Standard" style:default-outline-level=""/>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Calibri" fo:font-family="Calibri" style:font-family-generic="roman" style:font-pitch="variable" fo:font-size="11pt" fo:language="fi" fo:country="FI"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linkki" style:family="text" style:parent-style-name="Default_20_Paragraph_20_Font">
      <style:text-properties fo:color="#0563c1" loext:opacity="100%" style:text-underline-style="solid" style:text-underline-width="auto" style:text-underline-color="font-color"/>
    </style:style>
    <style:style style:name="Ratkaisematon_20_maininta1" style:display-name="Ratkaisematon maininta1" style:family="text" style:parent-style-name="Default_20_Paragraph_20_Font">
      <style:text-properties fo:color="#605e5c" loext:opacity="100%" fo:background-color="#c0c0c0"/>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language="en" fo:country="US"/>
    </style:style>
    <style:style style:name="ListLabel_20_2" style:display-name="ListLabel 2" style:family="text">
      <style:text-properties fo:language="en" fo:country="US"/>
    </style:style>
    <style:style style:name="ListLabel_20_3" style:display-name="ListLabel 3" style:family="text">
      <style:text-properties fo:language="en" fo:country="US"/>
    </style:style>
    <style:style style:name="ListLabel_20_4" style:display-name="ListLabel 4" style:family="text">
      <style:text-properties style:font-name="Carlito" fo:font-family="Carlito" style:font-family-generic="roman" style:font-pitch="variable" fo:language="en" fo:country="US" fo:font-weight="normal" style:font-weight-asian="normal" style:font-weight-complex="normal"/>
    </style:style>
    <style:style style:name="ListLabel_20_5" style:display-name="ListLabel 5" style:family="text">
      <style:text-properties style:font-name="Carlito" fo:font-family="Carlito" style:font-family-generic="roman" style:font-pitch="variable" fo:language="en" fo:country="US" fo:font-weight="bold" style:font-weight-asian="bold" style:font-weight-complex="bold"/>
    </style:style>
    <style:style style:name="ListLabel_20_6" style:display-name="ListLabel 6" style:family="text">
      <style:text-properties fo:language="en" fo:country="US" fo:font-weight="normal" style:font-weight-asian="normal" style:font-weight-complex="normal"/>
    </style:style>
    <style:style style:name="ListLabel_20_7" style:display-name="ListLabel 7" style:family="text">
      <style:text-properties fo:language="en" fo:country="US"/>
    </style:style>
    <style:style style:name="ListLabel_20_8" style:display-name="ListLabel 8" style:family="text">
      <style:text-properties fo:language="en" fo:country="US"/>
    </style:style>
    <style:style style:name="ListLabel_20_9" style:display-name="ListLabel 9" style:family="text">
      <style:text-properties style:font-name="Carlito" fo:font-family="Carlito" style:font-family-generic="roman" style:font-pitch="variable" fo:language="en" fo:country="US" fo:font-weight="normal" style:font-weight-asian="normal" style:font-weight-complex="normal"/>
    </style:style>
    <style:style style:name="ListLabel_20_10" style:display-name="ListLabel 10" style:family="text">
      <style:text-properties style:font-name="Carlito" fo:font-family="Carlito" style:font-family-generic="roman" style:font-pitch="variable" fo:language="en" fo:country="US" fo:font-weight="bold" style:font-weight-asian="bold" style:font-weight-complex="bold"/>
    </style:style>
    <style:style style:name="ListLabel_20_11" style:display-name="ListLabel 11" style:family="text">
      <style:text-properties fo:language="en" fo:country="US" fo:font-weight="normal" style:font-weight-asian="normal" style:font-weight-complex="normal"/>
    </style:style>
    <style:style style:name="ListLabel_20_12" style:display-name="ListLabel 12" style:family="text">
      <style:text-properties fo:language="en" fo:country="US"/>
    </style:style>
    <style:style style:name="ListLabel_20_13" style:display-name="ListLabel 13" style:family="text">
      <style:text-properties fo:language="en" fo:country="US" fo:font-weight="normal" style:font-weight-asian="normal" style:font-weight-complex="normal"/>
    </style:style>
    <style:style style:name="ListLabel_20_14" style:display-name="ListLabel 14" style:family="text">
      <style:text-properties style:font-name="Carlito" fo:font-family="Carlito" style:font-family-generic="roman" style:font-pitch="variable" fo:language="en" fo:country="US" fo:font-weight="normal" style:font-weight-asian="normal" style:font-weight-complex="normal"/>
    </style:style>
    <style:style style:name="ListLabel_20_15" style:display-name="ListLabel 15" style:family="text">
      <style:text-properties style:font-name="Carlito" fo:font-family="Carlito" style:font-family-generic="roman" style:font-pitch="variable" fo:language="en" fo:country="US" fo:font-weight="bold" style:font-weight-asian="bold" style:font-weight-complex="bold"/>
    </style:style>
    <style:style style:name="ListLabel_20_16" style:display-name="ListLabel 16" style:family="text">
      <style:text-properties fo:language="en" fo:country="US" fo:font-weight="normal" style:font-weight-asian="normal" style:font-weight-complex="normal"/>
    </style:style>
    <style:style style:name="ListLabel_20_17" style:display-name="ListLabel 17" style:family="text">
      <style:text-properties fo:language="en" fo:country="US"/>
    </style:style>
    <style:style style:name="ListLabel_20_18" style:display-name="ListLabel 18" style:family="text">
      <style:text-properties style:font-name="Carlito" fo:font-family="Carlito" style:font-family-generic="roman" style:font-pitch="variable" fo:language="en" fo:country="US" fo:font-weight="normal" style:font-weight-asian="normal" style:font-weight-complex="normal"/>
    </style:style>
    <style:style style:name="ListLabel_20_19" style:display-name="ListLabel 19" style:family="text">
      <style:text-properties style:font-name="Carlito" fo:font-family="Carlito" style:font-family-generic="roman" style:font-pitch="variable" fo:language="en" fo:country="US" fo:font-weight="bold" style:font-weight-asian="bold" style:font-weight-complex="bold"/>
    </style:style>
    <style:style style:name="ListLabel_20_20" style:display-name="ListLabel 20" style:family="text">
      <style:text-properties fo:language="en" fo:country="US" fo:font-weight="normal" style:font-weight-asian="normal" style:font-weight-complex="normal"/>
    </style:style>
    <style:style style:name="ListLabel_20_21" style:display-name="ListLabel 21" style:family="text">
      <style:text-properties fo:language="en" fo:country="US"/>
    </style:style>
    <style:style style:name="ListLabel_20_22" style:display-name="ListLabel 22" style:family="text">
      <style:text-properties style:font-name="Carlito" fo:font-family="Carlito" style:font-family-generic="roman" style:font-pitch="variable" fo:language="en" fo:country="US" fo:font-weight="normal" style:font-weight-asian="normal" style:font-weight-complex="normal"/>
    </style:style>
    <style:style style:name="ListLabel_20_23" style:display-name="ListLabel 23" style:family="text">
      <style:text-properties style:font-name="Carlito" fo:font-family="Carlito" style:font-family-generic="roman" style:font-pitch="variable" fo:language="en" fo:country="US" fo:font-weight="bold" style:font-weight-asian="bold" style:font-weight-complex="bold"/>
    </style:style>
    <style:style style:name="ListLabel_20_24" style:display-name="ListLabel 24" style:family="text">
      <style:text-properties fo:language="en" fo:country="US" fo:font-weight="normal" style:font-weight-asian="normal" style:font-weight-complex="normal"/>
    </style:style>
    <style:style style:name="ListLabel_20_25" style:display-name="ListLabel 25" style:family="text">
      <style:text-properties fo:language="en" fo:country="US"/>
    </style:style>
    <style:style style:name="Strong_20_Emphasis" style:display-name="Strong Emphasis" style:family="text">
      <style:text-properties fo:font-weight="bold" style:font-weight-asian="bold" style:font-weight-complex="bold"/>
    </style:style>
    <style:style style:name="ListLabel_20_26" style:display-name="ListLabel 26" style:family="text">
      <style:text-properties style:font-name="Carlito" fo:font-family="Carlito" style:font-family-generic="roman" style:font-pitch="variable" fo:language="en" fo:country="US" fo:font-weight="normal" style:font-weight-asian="normal" style:font-weight-complex="normal"/>
    </style:style>
    <style:style style:name="ListLabel_20_27" style:display-name="ListLabel 27" style:family="text">
      <style:text-properties style:font-name="Carlito" fo:font-family="Carlito" style:font-family-generic="roman" style:font-pitch="variable" fo:language="en" fo:country="US" fo:font-weight="bold" style:font-weight-asian="bold" style:font-weight-complex="bold"/>
    </style:style>
    <style:style style:name="ListLabel_20_28" style:display-name="ListLabel 28" style:family="text">
      <style:text-properties fo:language="en" fo:country="US" fo:font-weight="normal" style:font-weight-asian="normal" style:font-weight-complex="normal"/>
    </style:style>
    <style:style style:name="ListLabel_20_29" style:display-name="ListLabel 29" style:family="text">
      <style:text-properties fo:language="en" fo:country="US"/>
    </style:style>
    <style:style style:name="ListLabel_20_30" style:display-name="ListLabel 30" style:family="text">
      <style:text-properties fo:language="en" fo:country="US" fo:font-weight="bold" style:font-weight-asian="bold" style:font-weight-complex="bold"/>
    </style:style>
    <style:style style:name="ListLabel_20_31" style:display-name="ListLabel 31" style:family="text">
      <style:text-properties fo:language="en" fo:country="US" fo:font-weight="bold" style:font-weight-asian="bold" style:font-weight-complex="bold"/>
    </style:style>
    <style:style style:name="ListLabel_20_32" style:display-name="ListLabel 32" style:family="text">
      <style:text-properties style:font-name="Carlito" fo:font-family="Carlito" style:font-family-generic="roman" style:font-pitch="variable" fo:language="en" fo:country="US" fo:font-weight="normal" style:font-weight-asian="normal" style:font-weight-complex="normal"/>
    </style:style>
    <style:style style:name="ListLabel_20_33" style:display-name="ListLabel 33" style:family="text">
      <style:text-properties style:font-name="Carlito" fo:font-family="Carlito" style:font-family-generic="roman" style:font-pitch="variable" fo:language="en" fo:country="US" fo:font-weight="bold" style:font-weight-asian="bold" style:font-weight-complex="bold"/>
    </style:style>
    <style:style style:name="ListLabel_20_34" style:display-name="ListLabel 34" style:family="text">
      <style:text-properties fo:language="en" fo:country="US" fo:font-weight="normal" style:font-weight-asian="normal" style:font-weight-complex="normal"/>
    </style:style>
    <style:style style:name="ListLabel_20_35" style:display-name="ListLabel 35" style:family="text">
      <style:text-properties fo:language="en" fo:country="US"/>
    </style:style>
    <style:style style:name="ListLabel_20_36" style:display-name="ListLabel 36" style:family="text">
      <style:text-properties fo:language="en" fo:country="US" fo:font-weight="bold" style:font-weight-asian="bold" style:font-weight-complex="bold"/>
    </style:style>
    <style:style style:name="ListLabel_20_37" style:display-name="ListLabel 37" style:family="text">
      <style:text-properties style:font-name="Carlito" fo:font-family="Carlito" style:font-family-generic="roman" style:font-pitch="variable" fo:language="en" fo:country="US" fo:font-weight="normal" style:font-weight-asian="normal" style:font-weight-complex="normal"/>
    </style:style>
    <style:style style:name="ListLabel_20_38" style:display-name="ListLabel 38" style:family="text">
      <style:text-properties style:font-name="Carlito" fo:font-family="Carlito" style:font-family-generic="roman" style:font-pitch="variable" fo:language="en" fo:country="US" fo:font-weight="bold" style:font-weight-asian="bold" style:font-weight-complex="bold"/>
    </style:style>
    <style:style style:name="ListLabel_20_39" style:display-name="ListLabel 39" style:family="text">
      <style:text-properties fo:language="en" fo:country="US" fo:font-weight="normal" style:font-weight-asian="normal" style:font-weight-complex="normal"/>
    </style:style>
    <style:style style:name="ListLabel_20_40" style:display-name="ListLabel 40" style:family="text">
      <style:text-properties fo:language="en" fo:country="US"/>
    </style:style>
    <style:style style:name="ListLabel_20_41" style:display-name="ListLabel 41" style:family="text">
      <style:text-properties fo:language="en" fo:country="U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002cm" fo:margin-left="0cm" fo:margin-top="0cm" fo:margin-bottom="0cm" table:align="left" style:writing-mode="lr-tb"/>
    </style:style>
    <style:style style:name="Table1.A" style:family="table-column">
      <style:table-column-properties style:column-width="6.00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MP1" style:family="paragraph" style:parent-style-name="Header">
      <style:paragraph-properties>
        <style:tab-stops/>
      </style:paragraph-properties>
    </style:style>
    <style:style style:name="MP2" style:family="paragraph" style:parent-style-name="Standard">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MT1" style:family="text">
      <style:text-properties fo:font-weight="bold" style:font-weight-asian="bold" style:font-weight-complex="bold"/>
    </style:style>
    <style:style style:name="MT2" style:family="text">
      <style:text-properties fo:language="en" fo:country="US" fo:font-weight="bold" style:font-weight-asian="bold" style:font-weight-complex="bold"/>
    </style:style>
    <style:page-layout style:name="Mpm1">
      <style:page-layout-properties fo:page-width="21.001cm" fo:page-height="29.7cm" style:num-format="1" style:print-orientation="portrait" fo:margin-top="1.251cm" fo:margin-bottom="0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ext:span text:style-name="MT1">Fredrik Lehto<text:tab/><text:tab/><text:tab/><text:tab/>RaspPi configuration for drifting buoy </text:span><text:span text:style-name="MT2"><text:tab/></text:span><text:page-number text:select-page="current">6</text:page-number> (<text:page-count>7</text:page-count>)</text:p>
        <text:p text:style-name="MP1">Information and communication technologies</text:p>
        <text:p text:style-name="MP1">Careeria Vocational School</text:p>
        <text:p text:style-name="MP1"><text:tab/><text:tab/><text:tab/><text:tab/>17.5.2021</text:p>
        <text:p text:style-name="MP1"/>
        <text:p text:style-name="MP1"/>
        <text:p text:style-name="MP1"/>
      </style:header>
      <style:footer>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2"/>
            </table:table-cell>
            <table:table-cell table:style-name="Table1.A1" office:value-type="string">
              <text:p text:style-name="MP2"/>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1T14:25:00</meta:creation-date>
    <meta:initial-creator>Sakari</meta:initial-creator>
    <dc:language>fi-FI</dc:language>
    <dc:date>2022-07-22T20:24:58.858780425</dc:date>
    <meta:editing-cycles>87</meta:editing-cycles>
    <meta:editing-duration>PT23H42M40S</meta:editing-duration>
    <meta:generator>LibreOffice/7.0.4.2$Linux_X86_64 LibreOffice_project/00$Build-2</meta:generator>
    <meta:document-statistic meta:table-count="1" meta:image-count="0" meta:object-count="0" meta:page-count="7" meta:paragraph-count="119" meta:word-count="2222" meta:character-count="13160" meta:non-whitespace-character-count="10901"/>
    <meta:user-defined meta:name="AppVersion">16.0000</meta:user-defined>
    <meta:user-defined meta:name="ContentTypeId">0x0101006B1015DA5D2A6C46BC75EBF2A22C4945</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